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854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3228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3.46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807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mp0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 style:vertical-align="bottom"/>
      <style:text-properties fo:language="es" fo:country="AR"/>
    </style:style>
    <style:style style:name="ce2" style:family="table-cell" style:parent-style-name="Default">
      <style:table-cell-properties fo:background-color="#d9d9d9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efefef" fo:wrap-option="wrap" style:vertical-align="bottom"/>
    </style:style>
    <style:style style:name="ce4" style:family="table-cell" style:parent-style-name="Default">
      <style:table-cell-properties fo:background-color="#efefef" fo:wrap-option="wrap" style:vertical-align="botto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fefef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style-complex="normal" style:font-weight-complex="bold"/>
    </style:style>
    <style:style style:name="ce7" style:family="table-cell" style:parent-style-name="Default" style:data-style-name="N3">
      <style:table-cell-properties fo:wrap-option="wrap" style:vertical-align="bottom"/>
      <style:text-properties fo:color="#cccccc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 style:data-style-name="N3">
      <style:table-cell-properties fo:wrap-option="wrap" style:vertical-align="bottom"/>
    </style:style>
    <style:style style:name="ce9" style:family="table-cell" style:parent-style-name="Default" style:data-style-name="N4">
      <style:table-cell-properties fo:wrap-option="wrap" style:vertical-align="bottom"/>
    </style:style>
    <style:style style:name="ce10" style:family="table-cell" style:parent-style-name="Default" style:data-style-name="N3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1" style:family="table-cell" style:parent-style-name="Default" style:data-style-name="N4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end"/>
    </style:style>
    <style:style style:name="ce13" style:family="table-cell" style:parent-style-name="Default">
      <style:table-cell-properties fo:wrap-option="wrap" style:vertical-align="bottom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05" table:default-cell-style-name="Default"/>
        <table:table-row table:style-name="ro1">
          <table:table-cell/>
          <table:table-cell table:style-name="ce6" office:value-type="string">
            <text:p>Año 2012</text:p>
          </table:table-cell>
          <table:table-cell table:style-name="ce6" office:value-type="string" table:number-columns-spanned="12" table:number-rows-spanned="1">
            <text:p>Año 2013</text:p>
          </table:table-cell>
          <table:covered-table-cell table:number-columns-repeated="11" table:style-name="ce6"/>
          <table:table-cell table:style-name="ce6" office:value-type="string" table:number-columns-spanned="2" table:number-rows-spanned="1">
            <text:p>Año 2014</text:p>
          </table:table-cell>
          <table:covered-table-cell table:style-name="ce6"/>
          <table:table-cell table:number-columns-repeated="1008"/>
        </table:table-row>
        <table:table-row table:style-name="ro2">
          <table:table-cell table:style-name="ce1" office:value-type="string">
            <text:p>Concepto</text:p>
          </table:table-cell>
          <table:table-cell table:style-name="ce3" office:value-type="string">
            <text:p>Diciembre</text:p>
          </table:table-cell>
          <table:table-cell table:style-name="ce3" office:value-type="string">
            <text:p>Enero</text:p>
          </table:table-cell>
          <table:table-cell table:style-name="ce3" office:value-type="string">
            <text:p>Febrero</text:p>
          </table:table-cell>
          <table:table-cell table:style-name="ce3" office:value-type="string">
            <text:p>Marzo</text:p>
          </table:table-cell>
          <table:table-cell table:style-name="ce3" office:value-type="string">
            <text:p>Abril</text:p>
          </table:table-cell>
          <table:table-cell table:style-name="ce3" office:value-type="string">
            <text:p>Mayo</text:p>
          </table:table-cell>
          <table:table-cell table:style-name="ce3" office:value-type="string">
            <text:p>Junio</text:p>
          </table:table-cell>
          <table:table-cell table:style-name="ce3" office:value-type="string">
            <text:p>Julio</text:p>
          </table:table-cell>
          <table:table-cell table:style-name="ce3" office:value-type="string">
            <text:p>Agosto</text:p>
          </table:table-cell>
          <table:table-cell table:style-name="ce3" office:value-type="string">
            <text:p>Septiembre</text:p>
          </table:table-cell>
          <table:table-cell table:style-name="ce3" office:value-type="string">
            <text:p>Octubre</text:p>
          </table:table-cell>
          <table:table-cell table:style-name="ce3" office:value-type="string">
            <text:p>Noviembre</text:p>
          </table:table-cell>
          <table:table-cell table:style-name="ce3" office:value-type="string">
            <text:p>Diciembre</text:p>
          </table:table-cell>
          <table:table-cell table:style-name="ce3" office:value-type="string">
            <text:p>Enero</text:p>
          </table:table-cell>
          <table:table-cell table:style-name="ce3" office:value-type="string">
            <text:p>Febrero</text:p>
          </table:table-cell>
          <table:table-cell table:style-name="ce5" office:value-type="string">
            <text:p>Total anual 2012</text:p>
          </table:table-cell>
          <table:table-cell/>
          <table:table-cell table:style-name="ce14" table:number-columns-spanned="3" table:number-rows-spanned="1"/>
          <table:covered-table-cell table:style-name="ce14"/>
          <table:covered-table-cell table:style-name="ce13"/>
          <table:table-cell table:number-columns-repeated="1003"/>
        </table:table-row>
        <table:table-row table:style-name="ro2">
          <table:table-cell table:style-name="ce2" office:value-type="string" table:number-columns-spanned="17" table:number-rows-spanned="1">
            <text:p>Pronostico de ventas</text:p>
          </table:table-cell>
          <table:covered-table-cell table:number-columns-repeated="13" table:style-name="ce2"/>
          <table:covered-table-cell table:number-columns-repeated="3"/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Ventas Producto A (unidades)</text:p>
          </table:table-cell>
          <table:table-cell table:style-name="ce7" table:formula="of:=[.N4]/1.05" office:value-type="float" office:value="1868.57142857143">
            <text:p>1,869</text:p>
          </table:table-cell>
          <table:table-cell table:style-name="ce8" office:value-type="float" office:value="2029">
            <text:p>2,029</text:p>
          </table:table-cell>
          <table:table-cell table:number-columns-repeated="2" table:style-name="ce8" office:value-type="float" office:value="2130">
            <text:p>2,130</text:p>
          </table:table-cell>
          <table:table-cell table:style-name="ce8" office:value-type="float" office:value="2308">
            <text:p>2,308</text:p>
          </table:table-cell>
          <table:table-cell table:style-name="ce8" office:value-type="float" office:value="2333">
            <text:p>2,333</text:p>
          </table:table-cell>
          <table:table-cell table:style-name="ce8" office:value-type="float" office:value="2026">
            <text:p>2,026</text:p>
          </table:table-cell>
          <table:table-cell table:style-name="ce8" office:value-type="float" office:value="2769">
            <text:p>2,769</text:p>
          </table:table-cell>
          <table:table-cell table:style-name="ce8" office:value-type="float" office:value="2644">
            <text:p>2,644</text:p>
          </table:table-cell>
          <table:table-cell table:style-name="ce8" office:value-type="float" office:value="2769">
            <text:p>2,769</text:p>
          </table:table-cell>
          <table:table-cell table:style-name="ce8" office:value-type="float" office:value="2333">
            <text:p>2,333</text:p>
          </table:table-cell>
          <table:table-cell table:style-name="ce8" office:value-type="float" office:value="2358">
            <text:p>2,358</text:p>
          </table:table-cell>
          <table:table-cell table:style-name="ce8" office:value-type="float" office:value="1962">
            <text:p>1,962</text:p>
          </table:table-cell>
          <table:table-cell table:style-name="ce7" table:formula="of:=1.05*[.C4]" office:value-type="float" office:value="2130.45">
            <text:p>2,130</text:p>
          </table:table-cell>
          <table:table-cell table:style-name="ce7" table:formula="of:=1.05*[.D4]" office:value-type="float" office:value="2236.5">
            <text:p>2,237</text:p>
          </table:table-cell>
          <table:table-cell table:style-name="ce10" table:formula="of:=SUM([.C4:.N4])" office:value-type="float" office:value="27791">
            <text:p>27,791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Ventas Producto B (unidades)</text:p>
          </table:table-cell>
          <table:table-cell table:style-name="ce7" table:formula="of:=[.N5]/1.05" office:value-type="float" office:value="627.619047619048">
            <text:p>628</text:p>
          </table:table-cell>
          <table:table-cell table:style-name="ce8" office:value-type="float" office:value="507">
            <text:p>507</text:p>
          </table:table-cell>
          <table:table-cell table:style-name="ce8" office:value-type="float" office:value="659">
            <text:p>659</text:p>
          </table:table-cell>
          <table:table-cell table:style-name="ce8" office:value-type="float" office:value="812">
            <text:p>812</text:p>
          </table:table-cell>
          <table:table-cell table:style-name="ce8" office:value-type="float" office:value="609">
            <text:p>609</text:p>
          </table:table-cell>
          <table:table-cell table:style-name="ce8" office:value-type="float" office:value="700">
            <text:p>700</text:p>
          </table:table-cell>
          <table:table-cell table:style-name="ce8" office:value-type="float" office:value="710">
            <text:p>710</text:p>
          </table:table-cell>
          <table:table-cell table:style-name="ce8" office:value-type="float" office:value="558">
            <text:p>558</text:p>
          </table:table-cell>
          <table:table-cell table:style-name="ce8" office:value-type="float" office:value="1065">
            <text:p>1,065</text:p>
          </table:table-cell>
          <table:table-cell table:style-name="ce8" office:value-type="float" office:value="989">
            <text:p>989</text:p>
          </table:table-cell>
          <table:table-cell table:style-name="ce8" office:value-type="float" office:value="1040">
            <text:p>1,040</text:p>
          </table:table-cell>
          <table:table-cell table:style-name="ce8" office:value-type="float" office:value="609">
            <text:p>609</text:p>
          </table:table-cell>
          <table:table-cell table:style-name="ce8" office:value-type="float" office:value="659">
            <text:p>659</text:p>
          </table:table-cell>
          <table:table-cell table:style-name="ce7" table:formula="of:=1.05*[.C5]" office:value-type="float" office:value="532.35">
            <text:p>532</text:p>
          </table:table-cell>
          <table:table-cell table:style-name="ce7" table:formula="of:=1.05*[.D5]" office:value-type="float" office:value="691.95">
            <text:p>692</text:p>
          </table:table-cell>
          <table:table-cell table:style-name="ce10" table:formula="of:=SUM([.C5:.N5])" office:value-type="float" office:value="8917">
            <text:p>8,917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2" office:value-type="string" table:number-columns-spanned="17" table:number-rows-spanned="1">
            <text:p>Presupuesto de ventas</text:p>
          </table:table-cell>
          <table:covered-table-cell table:number-columns-repeated="13" table:style-name="ce2"/>
          <table:covered-table-cell table:number-columns-repeated="3"/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Ventas Producto A ($)</text:p>
          </table:table-cell>
          <table:table-cell table:style-name="ce7" table:formula="of:=[.B4]*850" office:value-type="float" office:value="1588285.71428571">
            <text:p>1,588,286</text:p>
          </table:table-cell>
          <table:table-cell table:style-name="ce9" table:formula="of:=[.C4]*850" office:value-type="float" office:value="1724650">
            <text:p>1,724,650.00</text:p>
          </table:table-cell>
          <table:table-cell table:style-name="ce9" table:formula="of:=[.D4]*850" office:value-type="float" office:value="1810500">
            <text:p>1,810,500.00</text:p>
          </table:table-cell>
          <table:table-cell table:style-name="ce9" table:formula="of:=[.E4]*850" office:value-type="float" office:value="1810500">
            <text:p>1,810,500.00</text:p>
          </table:table-cell>
          <table:table-cell table:style-name="ce9" table:formula="of:=[.F4]*850" office:value-type="float" office:value="1961800">
            <text:p>1,961,800.00</text:p>
          </table:table-cell>
          <table:table-cell table:style-name="ce9" table:formula="of:=[.G4]*850" office:value-type="float" office:value="1983050">
            <text:p>1,983,050.00</text:p>
          </table:table-cell>
          <table:table-cell table:style-name="ce9" table:formula="of:=[.H4]*850" office:value-type="float" office:value="1722100">
            <text:p>1,722,100.00</text:p>
          </table:table-cell>
          <table:table-cell table:style-name="ce9" table:formula="of:=[.I4]*850" office:value-type="float" office:value="2353650">
            <text:p>2,353,650.00</text:p>
          </table:table-cell>
          <table:table-cell table:style-name="ce9" table:formula="of:=[.J4]*850" office:value-type="float" office:value="2247400">
            <text:p>2,247,400.00</text:p>
          </table:table-cell>
          <table:table-cell table:style-name="ce9" table:formula="of:=[.K4]*850" office:value-type="float" office:value="2353650">
            <text:p>2,353,650.00</text:p>
          </table:table-cell>
          <table:table-cell table:style-name="ce9" table:formula="of:=[.L4]*850" office:value-type="float" office:value="1983050">
            <text:p>1,983,050.00</text:p>
          </table:table-cell>
          <table:table-cell table:style-name="ce9" table:formula="of:=[.M4]*850" office:value-type="float" office:value="2004300">
            <text:p>2,004,300.00</text:p>
          </table:table-cell>
          <table:table-cell table:style-name="ce9" table:formula="of:=[.N4]*850" office:value-type="float" office:value="1667700">
            <text:p>1,667,700.00</text:p>
          </table:table-cell>
          <table:table-cell table:style-name="ce7" table:formula="of:=[.O4]*850" office:value-type="float" office:value="1810882.5">
            <text:p>1,810,883</text:p>
          </table:table-cell>
          <table:table-cell table:style-name="ce7" table:formula="of:=[.P4]*850" office:value-type="float" office:value="1901025">
            <text:p>1,901,025</text:p>
          </table:table-cell>
          <table:table-cell table:style-name="ce11" table:formula="of:=SUM([.C7:.N7])" office:value-type="float" office:value="23622350">
            <text:p>23,622,350.00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Ventas Producto B ($)</text:p>
          </table:table-cell>
          <table:table-cell table:style-name="ce7" table:formula="of:=[.B5]*1200" office:value-type="float" office:value="753142.857142857">
            <text:p>753,143</text:p>
          </table:table-cell>
          <table:table-cell table:style-name="ce9" table:formula="of:=[.C5]*1200" office:value-type="float" office:value="608400">
            <text:p>608,400.00</text:p>
          </table:table-cell>
          <table:table-cell table:style-name="ce9" table:formula="of:=[.D5]*1200" office:value-type="float" office:value="790800">
            <text:p>790,800.00</text:p>
          </table:table-cell>
          <table:table-cell table:style-name="ce9" table:formula="of:=[.E5]*1200" office:value-type="float" office:value="974400">
            <text:p>974,400.00</text:p>
          </table:table-cell>
          <table:table-cell table:style-name="ce9" table:formula="of:=[.F5]*1200" office:value-type="float" office:value="730800">
            <text:p>730,800.00</text:p>
          </table:table-cell>
          <table:table-cell table:style-name="ce9" table:formula="of:=[.G5]*1200" office:value-type="float" office:value="840000">
            <text:p>840,000.00</text:p>
          </table:table-cell>
          <table:table-cell table:style-name="ce9" table:formula="of:=[.H5]*1200" office:value-type="float" office:value="852000">
            <text:p>852,000.00</text:p>
          </table:table-cell>
          <table:table-cell table:style-name="ce9" table:formula="of:=[.I5]*1200" office:value-type="float" office:value="669600">
            <text:p>669,600.00</text:p>
          </table:table-cell>
          <table:table-cell table:style-name="ce9" table:formula="of:=[.J5]*1200" office:value-type="float" office:value="1278000">
            <text:p>1,278,000.00</text:p>
          </table:table-cell>
          <table:table-cell table:style-name="ce9" table:formula="of:=[.K5]*1200" office:value-type="float" office:value="1186800">
            <text:p>1,186,800.00</text:p>
          </table:table-cell>
          <table:table-cell table:style-name="ce9" table:formula="of:=[.L5]*1200" office:value-type="float" office:value="1248000">
            <text:p>1,248,000.00</text:p>
          </table:table-cell>
          <table:table-cell table:style-name="ce9" table:formula="of:=[.M5]*1200" office:value-type="float" office:value="730800">
            <text:p>730,800.00</text:p>
          </table:table-cell>
          <table:table-cell table:style-name="ce9" table:formula="of:=[.N5]*1200" office:value-type="float" office:value="790800">
            <text:p>790,800.00</text:p>
          </table:table-cell>
          <table:table-cell table:style-name="ce7" table:formula="of:=[.O5]*850" office:value-type="float" office:value="452497.5">
            <text:p>452,498</text:p>
          </table:table-cell>
          <table:table-cell table:style-name="ce7" table:formula="of:=[.P5]*850" office:value-type="float" office:value="588157.5">
            <text:p>588,158</text:p>
          </table:table-cell>
          <table:table-cell table:style-name="ce11" table:formula="of:=SUM([.C8:.N8])" office:value-type="float" office:value="10700400">
            <text:p>10,700,400.00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2" office:value-type="string" table:number-columns-spanned="17" table:number-rows-spanned="1">
            <text:p>Presupuesto de facturación</text:p>
          </table:table-cell>
          <table:covered-table-cell table:number-columns-repeated="13" table:style-name="ce2"/>
          <table:covered-table-cell table:number-columns-repeated="3"/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Facturación Producto A ($)</text:p>
          </table:table-cell>
          <table:table-cell table:style-name="ce7" table:formula="of:=[.B7]*0.98" office:value-type="float" office:value="1556520">
            <text:p>1,556,520</text:p>
          </table:table-cell>
          <table:table-cell table:style-name="ce9" table:formula="of:=[.C7]*0.98" office:value-type="float" office:value="1690157">
            <text:p>1,690,157.00</text:p>
          </table:table-cell>
          <table:table-cell table:style-name="ce9" table:formula="of:=[.D7]*0.98" office:value-type="float" office:value="1774290">
            <text:p>1,774,290.00</text:p>
          </table:table-cell>
          <table:table-cell table:style-name="ce9" table:formula="of:=[.E7]*0.98" office:value-type="float" office:value="1774290">
            <text:p>1,774,290.00</text:p>
          </table:table-cell>
          <table:table-cell table:style-name="ce9" table:formula="of:=[.F7]*0.98" office:value-type="float" office:value="1922564">
            <text:p>1,922,564.00</text:p>
          </table:table-cell>
          <table:table-cell table:style-name="ce9" table:formula="of:=[.G7]*0.98" office:value-type="float" office:value="1943389">
            <text:p>1,943,389.00</text:p>
          </table:table-cell>
          <table:table-cell table:style-name="ce9" table:formula="of:=[.H7]*0.98" office:value-type="float" office:value="1687658">
            <text:p>1,687,658.00</text:p>
          </table:table-cell>
          <table:table-cell table:style-name="ce9" table:formula="of:=[.I7]*0.98" office:value-type="float" office:value="2306577">
            <text:p>2,306,577.00</text:p>
          </table:table-cell>
          <table:table-cell table:style-name="ce9" table:formula="of:=[.J7]*0.98" office:value-type="float" office:value="2202452">
            <text:p>2,202,452.00</text:p>
          </table:table-cell>
          <table:table-cell table:style-name="ce9" table:formula="of:=[.K7]*0.98" office:value-type="float" office:value="2306577">
            <text:p>2,306,577.00</text:p>
          </table:table-cell>
          <table:table-cell table:style-name="ce9" table:formula="of:=[.L7]*0.98" office:value-type="float" office:value="1943389">
            <text:p>1,943,389.00</text:p>
          </table:table-cell>
          <table:table-cell table:style-name="ce9" table:formula="of:=[.M7]*0.98" office:value-type="float" office:value="1964214">
            <text:p>1,964,214.00</text:p>
          </table:table-cell>
          <table:table-cell table:style-name="ce9" table:formula="of:=[.N7]*0.98" office:value-type="float" office:value="1634346">
            <text:p>1,634,346.00</text:p>
          </table:table-cell>
          <table:table-cell table:style-name="ce7" table:formula="of:=[.O7]*0.98" office:value-type="float" office:value="1774664.85">
            <text:p>1,774,665</text:p>
          </table:table-cell>
          <table:table-cell table:style-name="ce7" table:formula="of:=[.P7]*0.98" office:value-type="float" office:value="1863004.5">
            <text:p>1,863,005</text:p>
          </table:table-cell>
          <table:table-cell table:style-name="ce11" table:formula="of:=SUM([.C10:.N10])" office:value-type="float" office:value="23149903">
            <text:p>23,149,903.00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Facturación Producto B ($)</text:p>
          </table:table-cell>
          <table:table-cell table:style-name="ce7" table:formula="of:=[.B8]*0.98" office:value-type="float" office:value="738080">
            <text:p>738,080</text:p>
          </table:table-cell>
          <table:table-cell table:style-name="ce9" table:formula="of:=[.C8]*0.98" office:value-type="float" office:value="596232">
            <text:p>596,232.00</text:p>
          </table:table-cell>
          <table:table-cell table:style-name="ce9" table:formula="of:=[.D8]*0.98" office:value-type="float" office:value="774984">
            <text:p>774,984.00</text:p>
          </table:table-cell>
          <table:table-cell table:style-name="ce9" table:formula="of:=[.E8]*0.98" office:value-type="float" office:value="954912">
            <text:p>954,912.00</text:p>
          </table:table-cell>
          <table:table-cell table:style-name="ce9" table:formula="of:=[.F8]*0.98" office:value-type="float" office:value="716184">
            <text:p>716,184.00</text:p>
          </table:table-cell>
          <table:table-cell table:style-name="ce9" table:formula="of:=[.G8]*0.98" office:value-type="float" office:value="823200">
            <text:p>823,200.00</text:p>
          </table:table-cell>
          <table:table-cell table:style-name="ce9" table:formula="of:=[.H8]*0.98" office:value-type="float" office:value="834960">
            <text:p>834,960.00</text:p>
          </table:table-cell>
          <table:table-cell table:style-name="ce9" table:formula="of:=[.I8]*0.98" office:value-type="float" office:value="656208">
            <text:p>656,208.00</text:p>
          </table:table-cell>
          <table:table-cell table:style-name="ce9" table:formula="of:=[.J8]*0.98" office:value-type="float" office:value="1252440">
            <text:p>1,252,440.00</text:p>
          </table:table-cell>
          <table:table-cell table:style-name="ce9" table:formula="of:=[.K8]*0.98" office:value-type="float" office:value="1163064">
            <text:p>1,163,064.00</text:p>
          </table:table-cell>
          <table:table-cell table:style-name="ce9" table:formula="of:=[.L8]*0.98" office:value-type="float" office:value="1223040">
            <text:p>1,223,040.00</text:p>
          </table:table-cell>
          <table:table-cell table:style-name="ce9" table:formula="of:=[.M8]*0.98" office:value-type="float" office:value="716184">
            <text:p>716,184.00</text:p>
          </table:table-cell>
          <table:table-cell table:style-name="ce9" table:formula="of:=[.N8]*0.98" office:value-type="float" office:value="774984">
            <text:p>774,984.00</text:p>
          </table:table-cell>
          <table:table-cell table:style-name="ce7" table:formula="of:=[.O8]*0.98" office:value-type="float" office:value="443447.55">
            <text:p>443,448</text:p>
          </table:table-cell>
          <table:table-cell table:style-name="ce7" table:formula="of:=[.P8]*0.98" office:value-type="float" office:value="576394.35">
            <text:p>576,394</text:p>
          </table:table-cell>
          <table:table-cell table:style-name="ce11" table:formula="of:=SUM([.C11:.N11])" office:value-type="float" office:value="10486392">
            <text:p>10,486,392.00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4" office:value-type="string">
            <text:p>Facturación Total ($)</text:p>
          </table:table-cell>
          <table:table-cell table:style-name="ce7"/>
          <table:table-cell table:style-name="ce9" table:formula="of:=[.C10]+[.C11]" office:value-type="float" office:value="2286389">
            <text:p>2,286,389.00</text:p>
          </table:table-cell>
          <table:table-cell table:style-name="ce9" table:formula="of:=[.D10]+[.D11]" office:value-type="float" office:value="2549274">
            <text:p>2,549,274.00</text:p>
          </table:table-cell>
          <table:table-cell table:style-name="ce9" table:formula="of:=[.E10]+[.E11]" office:value-type="float" office:value="2729202">
            <text:p>2,729,202.00</text:p>
          </table:table-cell>
          <table:table-cell table:style-name="ce9" table:formula="of:=[.F10]+[.F11]" office:value-type="float" office:value="2638748">
            <text:p>2,638,748.00</text:p>
          </table:table-cell>
          <table:table-cell table:style-name="ce9" table:formula="of:=[.G10]+[.G11]" office:value-type="float" office:value="2766589">
            <text:p>2,766,589.00</text:p>
          </table:table-cell>
          <table:table-cell table:style-name="ce9" table:formula="of:=[.H10]+[.H11]" office:value-type="float" office:value="2522618">
            <text:p>2,522,618.00</text:p>
          </table:table-cell>
          <table:table-cell table:style-name="ce9" table:formula="of:=[.I10]+[.I11]" office:value-type="float" office:value="2962785">
            <text:p>2,962,785.00</text:p>
          </table:table-cell>
          <table:table-cell table:style-name="ce9" table:formula="of:=[.J10]+[.J11]" office:value-type="float" office:value="3454892">
            <text:p>3,454,892.00</text:p>
          </table:table-cell>
          <table:table-cell table:style-name="ce9" table:formula="of:=[.K10]+[.K11]" office:value-type="float" office:value="3469641">
            <text:p>3,469,641.00</text:p>
          </table:table-cell>
          <table:table-cell table:style-name="ce9" table:formula="of:=[.L10]+[.L11]" office:value-type="float" office:value="3166429">
            <text:p>3,166,429.00</text:p>
          </table:table-cell>
          <table:table-cell table:style-name="ce9" table:formula="of:=[.M10]+[.M11]" office:value-type="float" office:value="2680398">
            <text:p>2,680,398.00</text:p>
          </table:table-cell>
          <table:table-cell table:style-name="ce9" table:formula="of:=[.N10]+[.N11]" office:value-type="float" office:value="2409330">
            <text:p>2,409,330.00</text:p>
          </table:table-cell>
          <table:table-cell table:style-name="ce7" table:number-columns-repeated="2"/>
          <table:table-cell table:style-name="ce11" table:formula="of:=SUM([.C12:.N12])" office:value-type="float" office:value="33636295">
            <text:p>33,636,295.00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2" office:value-type="string" table:number-columns-spanned="17" table:number-rows-spanned="1">
            <text:p>Cobranzas</text:p>
          </table:table-cell>
          <table:covered-table-cell table:number-columns-repeated="13" table:style-name="ce2"/>
          <table:covered-table-cell table:number-columns-repeated="3"/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Incobrables ventas Producto A ($)</text:p>
          </table:table-cell>
          <table:table-cell table:style-name="ce7" table:formula="of:=[.B10]*0.005" office:value-type="float" office:value="7782.6">
            <text:p>7,783</text:p>
          </table:table-cell>
          <table:table-cell table:style-name="ce8" table:formula="of:=[.C10]*0.005" office:value-type="float" office:value="8450.785">
            <text:p>8,451</text:p>
          </table:table-cell>
          <table:table-cell table:style-name="ce9" table:formula="of:=[.D10]*0.005" office:value-type="float" office:value="8871.45">
            <text:p>8,871.45</text:p>
          </table:table-cell>
          <table:table-cell table:style-name="ce9" table:formula="of:=[.E10]*0.005" office:value-type="float" office:value="8871.45">
            <text:p>8,871.45</text:p>
          </table:table-cell>
          <table:table-cell table:style-name="ce9" table:formula="of:=[.F10]*0.005" office:value-type="float" office:value="9612.82">
            <text:p>9,612.82</text:p>
          </table:table-cell>
          <table:table-cell table:style-name="ce9" table:formula="of:=[.G10]*0.005" office:value-type="float" office:value="9716.945">
            <text:p>9,716.95</text:p>
          </table:table-cell>
          <table:table-cell table:style-name="ce9" table:formula="of:=[.H10]*0.005" office:value-type="float" office:value="8438.29">
            <text:p>8,438.29</text:p>
          </table:table-cell>
          <table:table-cell table:style-name="ce9" table:formula="of:=[.I10]*0.005" office:value-type="float" office:value="11532.885">
            <text:p>11,532.89</text:p>
          </table:table-cell>
          <table:table-cell table:style-name="ce9" table:formula="of:=[.J10]*0.005" office:value-type="float" office:value="11012.26">
            <text:p>11,012.26</text:p>
          </table:table-cell>
          <table:table-cell table:style-name="ce9" table:formula="of:=[.K10]*0.005" office:value-type="float" office:value="11532.885">
            <text:p>11,532.89</text:p>
          </table:table-cell>
          <table:table-cell table:style-name="ce9" table:formula="of:=[.L10]*0.005" office:value-type="float" office:value="9716.945">
            <text:p>9,716.95</text:p>
          </table:table-cell>
          <table:table-cell table:style-name="ce9" table:formula="of:=[.M10]*0.005" office:value-type="float" office:value="9821.07">
            <text:p>9,821.07</text:p>
          </table:table-cell>
          <table:table-cell table:style-name="ce9" table:formula="of:=[.N10]*0.005" office:value-type="float" office:value="8171.73">
            <text:p>8,171.73</text:p>
          </table:table-cell>
          <table:table-cell table:style-name="ce7" table:formula="of:=[.O10]*0.005" office:value-type="float" office:value="8873.32425">
            <text:p>8,873</text:p>
          </table:table-cell>
          <table:table-cell table:style-name="ce7" table:formula="of:=[.P10]*0.005" office:value-type="float" office:value="9315.0225">
            <text:p>9,315</text:p>
          </table:table-cell>
          <table:table-cell table:style-name="ce11" table:formula="of:=SUM([.C14:.N14])" office:value-type="float" office:value="115749.515">
            <text:p>115,749.52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Incobrables ventas Producto B ($)</text:p>
          </table:table-cell>
          <table:table-cell table:style-name="ce7" table:formula="of:=[.B11]*0.005" office:value-type="float" office:value="3690.4">
            <text:p>3,690</text:p>
          </table:table-cell>
          <table:table-cell table:style-name="ce9" table:formula="of:=[.C11]*0.005" office:value-type="float" office:value="2981.16">
            <text:p>2,981.16</text:p>
          </table:table-cell>
          <table:table-cell table:style-name="ce9" table:formula="of:=[.D11]*0.005" office:value-type="float" office:value="3874.92">
            <text:p>3,874.92</text:p>
          </table:table-cell>
          <table:table-cell table:style-name="ce9" table:formula="of:=[.E11]*0.005" office:value-type="float" office:value="4774.56">
            <text:p>4,774.56</text:p>
          </table:table-cell>
          <table:table-cell table:style-name="ce9" table:formula="of:=[.F11]*0.005" office:value-type="float" office:value="3580.92">
            <text:p>3,580.92</text:p>
          </table:table-cell>
          <table:table-cell table:style-name="ce9" table:formula="of:=[.G11]*0.005" office:value-type="float" office:value="4116">
            <text:p>4,116.00</text:p>
          </table:table-cell>
          <table:table-cell table:style-name="ce9" table:formula="of:=[.H11]*0.005" office:value-type="float" office:value="4174.8">
            <text:p>4,174.80</text:p>
          </table:table-cell>
          <table:table-cell table:style-name="ce9" table:formula="of:=[.I11]*0.005" office:value-type="float" office:value="3281.04">
            <text:p>3,281.04</text:p>
          </table:table-cell>
          <table:table-cell table:style-name="ce9" table:formula="of:=[.J11]*0.005" office:value-type="float" office:value="6262.2">
            <text:p>6,262.20</text:p>
          </table:table-cell>
          <table:table-cell table:style-name="ce9" table:formula="of:=[.K11]*0.005" office:value-type="float" office:value="5815.32">
            <text:p>5,815.32</text:p>
          </table:table-cell>
          <table:table-cell table:style-name="ce9" table:formula="of:=[.L11]*0.005" office:value-type="float" office:value="6115.2">
            <text:p>6,115.20</text:p>
          </table:table-cell>
          <table:table-cell table:style-name="ce9" table:formula="of:=[.M11]*0.005" office:value-type="float" office:value="3580.92">
            <text:p>3,580.92</text:p>
          </table:table-cell>
          <table:table-cell table:style-name="ce9" table:formula="of:=[.N11]*0.005" office:value-type="float" office:value="3874.92">
            <text:p>3,874.92</text:p>
          </table:table-cell>
          <table:table-cell table:style-name="ce7" table:formula="of:=[.O11]*0.005" office:value-type="float" office:value="2217.23775">
            <text:p>2,217</text:p>
          </table:table-cell>
          <table:table-cell table:style-name="ce7" table:formula="of:=[.P11]*0.005" office:value-type="float" office:value="2881.97175">
            <text:p>2,882</text:p>
          </table:table-cell>
          <table:table-cell table:style-name="ce11" table:formula="of:=SUM([.C15:.N15])" office:value-type="float" office:value="52431.96">
            <text:p>52,431.96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Cobrables ventas Producto A ($)</text:p>
          </table:table-cell>
          <table:table-cell table:style-name="ce7" table:formula="of:=[.B10]-[.B14]" office:value-type="float" office:value="1548737.4">
            <text:p>1,548,737</text:p>
          </table:table-cell>
          <table:table-cell table:style-name="ce8" table:formula="of:=[.C10]-[.C14]" office:value-type="float" office:value="1681706.215">
            <text:p>1,681,706</text:p>
          </table:table-cell>
          <table:table-cell table:style-name="ce9" table:formula="of:=[.D10]-[.D14]" office:value-type="float" office:value="1765418.55">
            <text:p>1,765,418.55</text:p>
          </table:table-cell>
          <table:table-cell table:style-name="ce9" table:formula="of:=[.E10]-[.E14]" office:value-type="float" office:value="1765418.55">
            <text:p>1,765,418.55</text:p>
          </table:table-cell>
          <table:table-cell table:style-name="ce9" table:formula="of:=[.F10]-[.F14]" office:value-type="float" office:value="1912951.18">
            <text:p>1,912,951.18</text:p>
          </table:table-cell>
          <table:table-cell table:style-name="ce9" table:formula="of:=[.G10]-[.G14]" office:value-type="float" office:value="1933672.055">
            <text:p>1,933,672.06</text:p>
          </table:table-cell>
          <table:table-cell table:style-name="ce9" table:formula="of:=[.H10]-[.H14]" office:value-type="float" office:value="1679219.71">
            <text:p>1,679,219.71</text:p>
          </table:table-cell>
          <table:table-cell table:style-name="ce9" table:formula="of:=[.I10]-[.I14]" office:value-type="float" office:value="2295044.115">
            <text:p>2,295,044.12</text:p>
          </table:table-cell>
          <table:table-cell table:style-name="ce9" table:formula="of:=[.J10]-[.J14]" office:value-type="float" office:value="2191439.74">
            <text:p>2,191,439.74</text:p>
          </table:table-cell>
          <table:table-cell table:style-name="ce9" table:formula="of:=[.K10]-[.K14]" office:value-type="float" office:value="2295044.115">
            <text:p>2,295,044.12</text:p>
          </table:table-cell>
          <table:table-cell table:style-name="ce9" table:formula="of:=[.L10]-[.L14]" office:value-type="float" office:value="1933672.055">
            <text:p>1,933,672.06</text:p>
          </table:table-cell>
          <table:table-cell table:style-name="ce9" table:formula="of:=[.M10]-[.M14]" office:value-type="float" office:value="1954392.93">
            <text:p>1,954,392.93</text:p>
          </table:table-cell>
          <table:table-cell table:style-name="ce9" table:formula="of:=[.N10]-[.N14]" office:value-type="float" office:value="1626174.27">
            <text:p>1,626,174.27</text:p>
          </table:table-cell>
          <table:table-cell table:style-name="ce7" table:formula="of:=[.O10]-[.O14]" office:value-type="float" office:value="1765791.52575">
            <text:p>1,765,792</text:p>
          </table:table-cell>
          <table:table-cell table:style-name="ce7" table:formula="of:=[.P10]-[.P14]" office:value-type="float" office:value="1853689.4775">
            <text:p>1,853,689</text:p>
          </table:table-cell>
          <table:table-cell table:style-name="ce11" table:formula="of:=SUM([.C16:.N16])" office:value-type="float" office:value="23034153.485">
            <text:p>23,034,153.49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Cobrables ventas Producto B ($)</text:p>
          </table:table-cell>
          <table:table-cell table:style-name="ce7" table:formula="of:=[.B11]-[.B15]" office:value-type="float" office:value="734389.6">
            <text:p>734,390</text:p>
          </table:table-cell>
          <table:table-cell table:style-name="ce9" table:formula="of:=[.C11]-[.C15]" office:value-type="float" office:value="593250.84">
            <text:p>593,250.84</text:p>
          </table:table-cell>
          <table:table-cell table:style-name="ce9" table:formula="of:=[.D11]-[.D15]" office:value-type="float" office:value="771109.08">
            <text:p>771,109.08</text:p>
          </table:table-cell>
          <table:table-cell table:style-name="ce9" table:formula="of:=[.E11]-[.E15]" office:value-type="float" office:value="950137.44">
            <text:p>950,137.44</text:p>
          </table:table-cell>
          <table:table-cell table:style-name="ce9" table:formula="of:=[.F11]-[.F15]" office:value-type="float" office:value="712603.08">
            <text:p>712,603.08</text:p>
          </table:table-cell>
          <table:table-cell table:style-name="ce9" table:formula="of:=[.G11]-[.G15]" office:value-type="float" office:value="819084">
            <text:p>819,084.00</text:p>
          </table:table-cell>
          <table:table-cell table:style-name="ce9" table:formula="of:=[.H11]-[.H15]" office:value-type="float" office:value="830785.2">
            <text:p>830,785.20</text:p>
          </table:table-cell>
          <table:table-cell table:style-name="ce9" table:formula="of:=[.I11]-[.I15]" office:value-type="float" office:value="652926.96">
            <text:p>652,926.96</text:p>
          </table:table-cell>
          <table:table-cell table:style-name="ce9" table:formula="of:=[.J11]-[.J15]" office:value-type="float" office:value="1246177.8">
            <text:p>1,246,177.80</text:p>
          </table:table-cell>
          <table:table-cell table:style-name="ce9" table:formula="of:=[.K11]-[.K15]" office:value-type="float" office:value="1157248.68">
            <text:p>1,157,248.68</text:p>
          </table:table-cell>
          <table:table-cell table:style-name="ce9" table:formula="of:=[.L11]-[.L15]" office:value-type="float" office:value="1216924.8">
            <text:p>1,216,924.80</text:p>
          </table:table-cell>
          <table:table-cell table:style-name="ce9" table:formula="of:=[.M11]-[.M15]" office:value-type="float" office:value="712603.08">
            <text:p>712,603.08</text:p>
          </table:table-cell>
          <table:table-cell table:style-name="ce9" table:formula="of:=[.N11]-[.N15]" office:value-type="float" office:value="771109.08">
            <text:p>771,109.08</text:p>
          </table:table-cell>
          <table:table-cell table:style-name="ce7" table:formula="of:=[.O11]-[.O15]" office:value-type="float" office:value="441230.31225">
            <text:p>441,230</text:p>
          </table:table-cell>
          <table:table-cell table:style-name="ce7" table:formula="of:=[.P11]-[.P15]" office:value-type="float" office:value="573512.37825">
            <text:p>573,512</text:p>
          </table:table-cell>
          <table:table-cell table:style-name="ce11" table:formula="of:=SUM([.C17:.N17])" office:value-type="float" office:value="10433960.04">
            <text:p>10,433,960.04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2" office:value-type="string" table:number-columns-spanned="17" table:number-rows-spanned="1">
            <text:p>Ingresos mensuales</text:p>
          </table:table-cell>
          <table:covered-table-cell table:number-columns-repeated="13" table:style-name="ce2"/>
          <table:covered-table-cell table:number-columns-repeated="3"/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Ingresos por ventas Producto A ($)</text:p>
          </table:table-cell>
          <table:table-cell/>
          <table:table-cell table:style-name="ce9" table:formula="of:=(0.5*[.C16])+(0.5*[.B16])" office:value-type="float" office:value="1615221.8075">
            <text:p>1,615,221.81</text:p>
          </table:table-cell>
          <table:table-cell table:style-name="ce9" table:formula="of:=(0.5*[.D16])+(0.5*[.C16])" office:value-type="float" office:value="1723562.3825">
            <text:p>1,723,562.38</text:p>
          </table:table-cell>
          <table:table-cell table:style-name="ce9" table:formula="of:=(0.5*[.E16])+(0.5*[.D16])" office:value-type="float" office:value="1765418.55">
            <text:p>1,765,418.55</text:p>
          </table:table-cell>
          <table:table-cell table:style-name="ce9" table:formula="of:=(0.5*[.F16])+(0.5*[.E16])" office:value-type="float" office:value="1839184.865">
            <text:p>1,839,184.87</text:p>
          </table:table-cell>
          <table:table-cell table:style-name="ce9" table:formula="of:=(0.5*[.G16])+(0.5*[.F16])" office:value-type="float" office:value="1923311.6175">
            <text:p>1,923,311.62</text:p>
          </table:table-cell>
          <table:table-cell table:style-name="ce9" table:formula="of:=(0.5*[.H16])+(0.5*[.G16])" office:value-type="float" office:value="1806445.8825">
            <text:p>1,806,445.88</text:p>
          </table:table-cell>
          <table:table-cell table:style-name="ce9" table:formula="of:=(0.5*[.I16])+(0.5*[.H16])" office:value-type="float" office:value="1987131.9125">
            <text:p>1,987,131.91</text:p>
          </table:table-cell>
          <table:table-cell table:style-name="ce9" table:formula="of:=(0.5*[.J16])+(0.5*[.I16])" office:value-type="float" office:value="2243241.9275">
            <text:p>2,243,241.93</text:p>
          </table:table-cell>
          <table:table-cell table:style-name="ce9" table:formula="of:=(0.5*[.K16])+(0.5*[.J16])" office:value-type="float" office:value="2243241.9275">
            <text:p>2,243,241.93</text:p>
          </table:table-cell>
          <table:table-cell table:style-name="ce9" table:formula="of:=(0.5*[.L16])+(0.5*[.K16])" office:value-type="float" office:value="2114358.085">
            <text:p>2,114,358.09</text:p>
          </table:table-cell>
          <table:table-cell table:style-name="ce9" table:formula="of:=(0.5*[.M16])+(0.5*[.L16])" office:value-type="float" office:value="1944032.4925">
            <text:p>1,944,032.49</text:p>
          </table:table-cell>
          <table:table-cell table:style-name="ce9" table:formula="of:=(0.5*[.N16])+(0.5*[.M16])" office:value-type="float" office:value="1790283.6">
            <text:p>1,790,283.60</text:p>
          </table:table-cell>
          <table:table-cell table:style-name="ce9" table:number-columns-repeated="2"/>
          <table:table-cell table:style-name="ce11" table:formula="of:=SUM([.C19:.N19])" office:value-type="float" office:value="22995435.05">
            <text:p>22,995,435.05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Ingresos por ventas Producto B ($)</text:p>
          </table:table-cell>
          <table:table-cell/>
          <table:table-cell table:style-name="ce9" table:formula="of:=(0.5*[.C17])+(0.5*[.B17])" office:value-type="float" office:value="663820.22">
            <text:p>663,820.22</text:p>
          </table:table-cell>
          <table:table-cell table:style-name="ce9" table:formula="of:=(0.5*[.D17])+(0.5*[.C17])" office:value-type="float" office:value="682179.96">
            <text:p>682,179.96</text:p>
          </table:table-cell>
          <table:table-cell table:style-name="ce9" table:formula="of:=(0.5*[.E17])+(0.5*[.D17])" office:value-type="float" office:value="860623.26">
            <text:p>860,623.26</text:p>
          </table:table-cell>
          <table:table-cell table:style-name="ce9" table:formula="of:=(0.5*[.F17])+(0.5*[.E17])" office:value-type="float" office:value="831370.26">
            <text:p>831,370.26</text:p>
          </table:table-cell>
          <table:table-cell table:style-name="ce9" table:formula="of:=(0.5*[.G17])+(0.5*[.F17])" office:value-type="float" office:value="765843.54">
            <text:p>765,843.54</text:p>
          </table:table-cell>
          <table:table-cell table:style-name="ce9" table:formula="of:=(0.5*[.H17])+(0.5*[.G17])" office:value-type="float" office:value="824934.6">
            <text:p>824,934.60</text:p>
          </table:table-cell>
          <table:table-cell table:style-name="ce9" table:formula="of:=(0.5*[.I17])+(0.5*[.H17])" office:value-type="float" office:value="741856.08">
            <text:p>741,856.08</text:p>
          </table:table-cell>
          <table:table-cell table:style-name="ce9" table:formula="of:=(0.5*[.J17])+(0.5*[.I17])" office:value-type="float" office:value="949552.38">
            <text:p>949,552.38</text:p>
          </table:table-cell>
          <table:table-cell table:style-name="ce9" table:formula="of:=(0.5*[.K17])+(0.5*[.J17])" office:value-type="float" office:value="1201713.24">
            <text:p>1,201,713.24</text:p>
          </table:table-cell>
          <table:table-cell table:style-name="ce9" table:formula="of:=(0.5*[.L17])+(0.5*[.K17])" office:value-type="float" office:value="1187086.74">
            <text:p>1,187,086.74</text:p>
          </table:table-cell>
          <table:table-cell table:style-name="ce9" table:formula="of:=(0.5*[.M17])+(0.5*[.L17])" office:value-type="float" office:value="964763.94">
            <text:p>964,763.94</text:p>
          </table:table-cell>
          <table:table-cell table:style-name="ce9" table:formula="of:=(0.5*[.N17])+(0.5*[.M17])" office:value-type="float" office:value="741856.08">
            <text:p>741,856.08</text:p>
          </table:table-cell>
          <table:table-cell table:style-name="ce9" table:number-columns-repeated="2"/>
          <table:table-cell table:style-name="ce11" table:formula="of:=SUM([.C20:.N20])" office:value-type="float" office:value="10415600.3">
            <text:p>10,415,600.30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5" office:value-type="string">
            <text:p>Ingresos por ventas ($)</text:p>
          </table:table-cell>
          <table:table-cell/>
          <table:table-cell table:style-name="ce9" table:formula="of:=[.C19]+[.C20]" office:value-type="float" office:value="2279042.0275">
            <text:p>2,279,042.03</text:p>
          </table:table-cell>
          <table:table-cell table:style-name="ce9" table:formula="of:=[.D19]+[.D20]" office:value-type="float" office:value="2405742.3425">
            <text:p>2,405,742.34</text:p>
          </table:table-cell>
          <table:table-cell table:style-name="ce9" table:formula="of:=[.E19]+[.E20]" office:value-type="float" office:value="2626041.81">
            <text:p>2,626,041.81</text:p>
          </table:table-cell>
          <table:table-cell table:style-name="ce9" table:formula="of:=[.F19]+[.F20]" office:value-type="float" office:value="2670555.125">
            <text:p>2,670,555.13</text:p>
          </table:table-cell>
          <table:table-cell table:style-name="ce9" table:formula="of:=[.G19]+[.G20]" office:value-type="float" office:value="2689155.1575">
            <text:p>2,689,155.16</text:p>
          </table:table-cell>
          <table:table-cell table:style-name="ce9" table:formula="of:=[.H19]+[.H20]" office:value-type="float" office:value="2631380.4825">
            <text:p>2,631,380.48</text:p>
          </table:table-cell>
          <table:table-cell table:style-name="ce9" table:formula="of:=[.I19]+[.I20]" office:value-type="float" office:value="2728987.9925">
            <text:p>2,728,987.99</text:p>
          </table:table-cell>
          <table:table-cell table:style-name="ce9" table:formula="of:=[.J19]+[.J20]" office:value-type="float" office:value="3192794.3075">
            <text:p>3,192,794.31</text:p>
          </table:table-cell>
          <table:table-cell table:style-name="ce9" table:formula="of:=[.K19]+[.K20]" office:value-type="float" office:value="3444955.1675">
            <text:p>3,444,955.17</text:p>
          </table:table-cell>
          <table:table-cell table:style-name="ce9" table:formula="of:=[.L19]+[.L20]" office:value-type="float" office:value="3301444.825">
            <text:p>3,301,444.83</text:p>
          </table:table-cell>
          <table:table-cell table:style-name="ce9" table:formula="of:=[.M19]+[.M20]" office:value-type="float" office:value="2908796.4325">
            <text:p>2,908,796.43</text:p>
          </table:table-cell>
          <table:table-cell table:style-name="ce9" table:formula="of:=[.N19]+[.N20]" office:value-type="float" office:value="2532139.68">
            <text:p>2,532,139.68</text:p>
          </table:table-cell>
          <table:table-cell table:style-name="ce9" table:number-columns-repeated="2"/>
          <table:table-cell table:style-name="ce11" table:formula="of:=SUM([.C21:.N21])" office:value-type="float" office:value="33411035.35">
            <text:p>33,411,035.35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2" office:value-type="string" table:number-columns-spanned="17" table:number-rows-spanned="1">
            <text:p>Producción ideal</text:p>
          </table:table-cell>
          <table:covered-table-cell table:number-columns-repeated="13" table:style-name="ce2"/>
          <table:covered-table-cell table:number-columns-repeated="3"/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Stock inicial ideal Producto A (unidades)</text:p>
          </table:table-cell>
          <table:table-cell table:style-name="ce7"/>
          <table:table-cell table:style-name="ce8" table:formula="of:=[.B25]" office:value-type="float" office:value="405.8">
            <text:p>406</text:p>
          </table:table-cell>
          <table:table-cell table:style-name="ce8" table:formula="of:=[.C25]" office:value-type="float" office:value="426">
            <text:p>426</text:p>
          </table:table-cell>
          <table:table-cell table:style-name="ce8" table:formula="of:=[.D25]" office:value-type="float" office:value="426">
            <text:p>426</text:p>
          </table:table-cell>
          <table:table-cell table:style-name="ce8" table:formula="of:=[.E25]" office:value-type="float" office:value="461.6">
            <text:p>462</text:p>
          </table:table-cell>
          <table:table-cell table:style-name="ce8" table:formula="of:=[.F25]" office:value-type="float" office:value="466.6">
            <text:p>467</text:p>
          </table:table-cell>
          <table:table-cell table:style-name="ce8" table:formula="of:=[.G25]" office:value-type="float" office:value="405.2">
            <text:p>405</text:p>
          </table:table-cell>
          <table:table-cell table:style-name="ce8" table:formula="of:=[.H25]" office:value-type="float" office:value="553.8">
            <text:p>554</text:p>
          </table:table-cell>
          <table:table-cell table:style-name="ce8" table:formula="of:=[.I25]" office:value-type="float" office:value="528.8">
            <text:p>529</text:p>
          </table:table-cell>
          <table:table-cell table:style-name="ce8" table:formula="of:=[.J25]" office:value-type="float" office:value="553.8">
            <text:p>554</text:p>
          </table:table-cell>
          <table:table-cell table:style-name="ce8" table:formula="of:=[.K25]" office:value-type="float" office:value="466.6">
            <text:p>467</text:p>
          </table:table-cell>
          <table:table-cell table:style-name="ce8" table:formula="of:=[.L25]" office:value-type="float" office:value="471.6">
            <text:p>472</text:p>
          </table:table-cell>
          <table:table-cell table:style-name="ce8" table:formula="of:=[.M25]" office:value-type="float" office:value="392.4">
            <text:p>392</text:p>
          </table:table-cell>
          <table:table-cell table:style-name="ce7" table:formula="of:=[.N25]" office:value-type="float" office:value="426.09">
            <text:p>426</text:p>
          </table:table-cell>
          <table:table-cell table:style-name="ce7"/>
          <table:table-cell table:style-name="ce10" table:formula="of:=SUM([.C23:.N23])" office:value-type="float" office:value="5558.2">
            <text:p>5,558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Stock inicial ideal Producto B (unidades)</text:p>
          </table:table-cell>
          <table:table-cell table:style-name="ce7"/>
          <table:table-cell table:style-name="ce8" table:formula="of:=[.B26]" office:value-type="float" office:value="101.4">
            <text:p>101</text:p>
          </table:table-cell>
          <table:table-cell table:style-name="ce8" table:formula="of:=[.C26]" office:value-type="float" office:value="131.8">
            <text:p>132</text:p>
          </table:table-cell>
          <table:table-cell table:style-name="ce8" table:formula="of:=[.D26]" office:value-type="float" office:value="162.4">
            <text:p>162</text:p>
          </table:table-cell>
          <table:table-cell table:style-name="ce8" table:formula="of:=[.E26]" office:value-type="float" office:value="121.8">
            <text:p>122</text:p>
          </table:table-cell>
          <table:table-cell table:style-name="ce8" table:formula="of:=[.F26]" office:value-type="float" office:value="140">
            <text:p>140</text:p>
          </table:table-cell>
          <table:table-cell table:style-name="ce8" table:formula="of:=[.G26]" office:value-type="float" office:value="142">
            <text:p>142</text:p>
          </table:table-cell>
          <table:table-cell table:style-name="ce8" table:formula="of:=[.H26]" office:value-type="float" office:value="111.6">
            <text:p>112</text:p>
          </table:table-cell>
          <table:table-cell table:style-name="ce8" table:formula="of:=[.I26]" office:value-type="float" office:value="213">
            <text:p>213</text:p>
          </table:table-cell>
          <table:table-cell table:style-name="ce8" table:formula="of:=[.J26]" office:value-type="float" office:value="197.8">
            <text:p>198</text:p>
          </table:table-cell>
          <table:table-cell table:style-name="ce8" table:formula="of:=[.K26]" office:value-type="float" office:value="208">
            <text:p>208</text:p>
          </table:table-cell>
          <table:table-cell table:style-name="ce8" table:formula="of:=[.L26]" office:value-type="float" office:value="121.8">
            <text:p>122</text:p>
          </table:table-cell>
          <table:table-cell table:style-name="ce8" table:formula="of:=[.M26]" office:value-type="float" office:value="131.8">
            <text:p>132</text:p>
          </table:table-cell>
          <table:table-cell table:style-name="ce7" table:formula="of:=[.N26]" office:value-type="float" office:value="106.47">
            <text:p>106</text:p>
          </table:table-cell>
          <table:table-cell table:style-name="ce7"/>
          <table:table-cell table:style-name="ce10" table:formula="of:=SUM([.C24:.N24])" office:value-type="float" office:value="1783.4">
            <text:p>1,783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Stock final ideal Producto A (unidades)</text:p>
          </table:table-cell>
          <table:table-cell table:style-name="ce7" table:formula="of:=0.2*[.C4]" office:value-type="float" office:value="405.8">
            <text:p>406</text:p>
          </table:table-cell>
          <table:table-cell table:style-name="ce8" table:formula="of:=0.2*[.D4]" office:value-type="float" office:value="426">
            <text:p>426</text:p>
          </table:table-cell>
          <table:table-cell table:style-name="ce8" table:formula="of:=0.2*[.E4]" office:value-type="float" office:value="426">
            <text:p>426</text:p>
          </table:table-cell>
          <table:table-cell table:style-name="ce8" table:formula="of:=0.2*[.F4]" office:value-type="float" office:value="461.6">
            <text:p>462</text:p>
          </table:table-cell>
          <table:table-cell table:style-name="ce8" table:formula="of:=0.2*[.G4]" office:value-type="float" office:value="466.6">
            <text:p>467</text:p>
          </table:table-cell>
          <table:table-cell table:style-name="ce8" table:formula="of:=0.2*[.H4]" office:value-type="float" office:value="405.2">
            <text:p>405</text:p>
          </table:table-cell>
          <table:table-cell table:style-name="ce8" table:formula="of:=0.2*[.I4]" office:value-type="float" office:value="553.8">
            <text:p>554</text:p>
          </table:table-cell>
          <table:table-cell table:style-name="ce8" table:formula="of:=0.2*[.J4]" office:value-type="float" office:value="528.8">
            <text:p>529</text:p>
          </table:table-cell>
          <table:table-cell table:style-name="ce8" table:formula="of:=0.2*[.K4]" office:value-type="float" office:value="553.8">
            <text:p>554</text:p>
          </table:table-cell>
          <table:table-cell table:style-name="ce8" table:formula="of:=0.2*[.L4]" office:value-type="float" office:value="466.6">
            <text:p>467</text:p>
          </table:table-cell>
          <table:table-cell table:style-name="ce8" table:formula="of:=0.2*[.M4]" office:value-type="float" office:value="471.6">
            <text:p>472</text:p>
          </table:table-cell>
          <table:table-cell table:style-name="ce8" table:formula="of:=0.2*[.N4]" office:value-type="float" office:value="392.4">
            <text:p>392</text:p>
          </table:table-cell>
          <table:table-cell table:style-name="ce8" table:formula="of:=0.2*[.O4]" office:value-type="float" office:value="426.09">
            <text:p>426</text:p>
          </table:table-cell>
          <table:table-cell table:style-name="ce7" table:formula="of:=0.2*[.P4]" office:value-type="float" office:value="447.3">
            <text:p>447</text:p>
          </table:table-cell>
          <table:table-cell table:style-name="ce7"/>
          <table:table-cell table:style-name="ce10" table:formula="of:=SUM([.C25:.N25])" office:value-type="float" office:value="5578.49">
            <text:p>5,578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Stock final ideal Producto B (unidades)</text:p>
          </table:table-cell>
          <table:table-cell table:style-name="ce7" table:formula="of:=0.2*[.C5]" office:value-type="float" office:value="101.4">
            <text:p>101</text:p>
          </table:table-cell>
          <table:table-cell table:style-name="ce8" table:formula="of:=0.2*[.D5]" office:value-type="float" office:value="131.8">
            <text:p>132</text:p>
          </table:table-cell>
          <table:table-cell table:style-name="ce8" table:formula="of:=0.2*[.E5]" office:value-type="float" office:value="162.4">
            <text:p>162</text:p>
          </table:table-cell>
          <table:table-cell table:style-name="ce8" table:formula="of:=0.2*[.F5]" office:value-type="float" office:value="121.8">
            <text:p>122</text:p>
          </table:table-cell>
          <table:table-cell table:style-name="ce8" table:formula="of:=0.2*[.G5]" office:value-type="float" office:value="140">
            <text:p>140</text:p>
          </table:table-cell>
          <table:table-cell table:style-name="ce8" table:formula="of:=0.2*[.H5]" office:value-type="float" office:value="142">
            <text:p>142</text:p>
          </table:table-cell>
          <table:table-cell table:style-name="ce8" table:formula="of:=0.2*[.I5]" office:value-type="float" office:value="111.6">
            <text:p>112</text:p>
          </table:table-cell>
          <table:table-cell table:style-name="ce8" table:formula="of:=0.2*[.J5]" office:value-type="float" office:value="213">
            <text:p>213</text:p>
          </table:table-cell>
          <table:table-cell table:style-name="ce8" table:formula="of:=0.2*[.K5]" office:value-type="float" office:value="197.8">
            <text:p>198</text:p>
          </table:table-cell>
          <table:table-cell table:style-name="ce8" table:formula="of:=0.2*[.L5]" office:value-type="float" office:value="208">
            <text:p>208</text:p>
          </table:table-cell>
          <table:table-cell table:style-name="ce8" table:formula="of:=0.2*[.M5]" office:value-type="float" office:value="121.8">
            <text:p>122</text:p>
          </table:table-cell>
          <table:table-cell table:style-name="ce8" table:formula="of:=0.2*[.N5]" office:value-type="float" office:value="131.8">
            <text:p>132</text:p>
          </table:table-cell>
          <table:table-cell table:style-name="ce8" table:formula="of:=0.2*[.O5]" office:value-type="float" office:value="106.47">
            <text:p>106</text:p>
          </table:table-cell>
          <table:table-cell table:style-name="ce7" table:formula="of:=0.2*[.P5]" office:value-type="float" office:value="138.39">
            <text:p>138</text:p>
          </table:table-cell>
          <table:table-cell table:style-name="ce7"/>
          <table:table-cell table:style-name="ce10" table:formula="of:=SUM([.C26:.N26])" office:value-type="float" office:value="1788.47">
            <text:p>1,788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Producción ideal Producto A (unidades)</text:p>
          </table:table-cell>
          <table:table-cell table:style-name="ce7"/>
          <table:table-cell table:style-name="ce8" table:formula="of:=[.C4]-[.C23]+[.C25]" office:value-type="float" office:value="2049.2">
            <text:p>2,049</text:p>
          </table:table-cell>
          <table:table-cell table:style-name="ce8" table:formula="of:=[.D4]-[.D23]+[.D25]" office:value-type="float" office:value="2130">
            <text:p>2,130</text:p>
          </table:table-cell>
          <table:table-cell table:style-name="ce8" table:formula="of:=[.E4]-[.E23]+[.E25]" office:value-type="float" office:value="2165.6">
            <text:p>2,166</text:p>
          </table:table-cell>
          <table:table-cell table:style-name="ce8" table:formula="of:=[.F4]-[.F23]+[.F25]" office:value-type="float" office:value="2313">
            <text:p>2,313</text:p>
          </table:table-cell>
          <table:table-cell table:style-name="ce8" table:formula="of:=[.G4]-[.G23]+[.G25]" office:value-type="float" office:value="2271.6">
            <text:p>2,272</text:p>
          </table:table-cell>
          <table:table-cell table:style-name="ce8" table:formula="of:=[.H4]-[.H23]+[.H25]" office:value-type="float" office:value="2174.6">
            <text:p>2,175</text:p>
          </table:table-cell>
          <table:table-cell table:style-name="ce8" table:formula="of:=[.I4]-[.I23]+[.I25]" office:value-type="float" office:value="2744">
            <text:p>2,744</text:p>
          </table:table-cell>
          <table:table-cell table:style-name="ce8" table:formula="of:=[.J4]-[.J23]+[.J25]" office:value-type="float" office:value="2669">
            <text:p>2,669</text:p>
          </table:table-cell>
          <table:table-cell table:style-name="ce8" table:formula="of:=[.K4]-[.K23]+[.K25]" office:value-type="float" office:value="2681.8">
            <text:p>2,682</text:p>
          </table:table-cell>
          <table:table-cell table:style-name="ce8" table:formula="of:=[.L4]-[.L23]+[.L25]" office:value-type="float" office:value="2338">
            <text:p>2,338</text:p>
          </table:table-cell>
          <table:table-cell table:style-name="ce8" table:formula="of:=[.M4]-[.M23]+[.M25]" office:value-type="float" office:value="2278.8">
            <text:p>2,279</text:p>
          </table:table-cell>
          <table:table-cell table:style-name="ce8" table:formula="of:=[.N4]-[.N23]+[.N25]" office:value-type="float" office:value="1995.69">
            <text:p>1,996</text:p>
          </table:table-cell>
          <table:table-cell table:style-name="ce7" table:formula="of:=[.O4]-[.O23]+[.O25]" office:value-type="float" office:value="2151.66">
            <text:p>2,152</text:p>
          </table:table-cell>
          <table:table-cell table:style-name="ce7"/>
          <table:table-cell table:style-name="ce10" table:formula="of:=SUM([.C27:.N27])" office:value-type="float" office:value="27811.29">
            <text:p>27,811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Producción ideal Producto B (unidades)</text:p>
          </table:table-cell>
          <table:table-cell table:style-name="ce7"/>
          <table:table-cell table:style-name="ce8" table:formula="of:=[.C5]-[.C24]+[.C26]" office:value-type="float" office:value="537.4">
            <text:p>537</text:p>
          </table:table-cell>
          <table:table-cell table:style-name="ce8" table:formula="of:=[.D5]-[.D24]+[.D26]" office:value-type="float" office:value="689.6">
            <text:p>690</text:p>
          </table:table-cell>
          <table:table-cell table:style-name="ce8" table:formula="of:=[.E5]-[.E24]+[.E26]" office:value-type="float" office:value="771.4">
            <text:p>771</text:p>
          </table:table-cell>
          <table:table-cell table:style-name="ce8" table:formula="of:=[.F5]-[.F24]+[.F26]" office:value-type="float" office:value="627.2">
            <text:p>627</text:p>
          </table:table-cell>
          <table:table-cell table:style-name="ce8" table:formula="of:=[.G5]-[.G24]+[.G26]" office:value-type="float" office:value="702">
            <text:p>702</text:p>
          </table:table-cell>
          <table:table-cell table:style-name="ce8" table:formula="of:=[.H5]-[.H24]+[.H26]" office:value-type="float" office:value="679.6">
            <text:p>680</text:p>
          </table:table-cell>
          <table:table-cell table:style-name="ce8" table:formula="of:=[.I5]-[.I24]+[.I26]" office:value-type="float" office:value="659.4">
            <text:p>659</text:p>
          </table:table-cell>
          <table:table-cell table:style-name="ce8" table:formula="of:=[.J5]-[.J24]+[.J26]" office:value-type="float" office:value="1049.8">
            <text:p>1,050</text:p>
          </table:table-cell>
          <table:table-cell table:style-name="ce8" table:formula="of:=[.K5]-[.K24]+[.K26]" office:value-type="float" office:value="999.2">
            <text:p>999</text:p>
          </table:table-cell>
          <table:table-cell table:style-name="ce8" table:formula="of:=[.L5]-[.L24]+[.L26]" office:value-type="float" office:value="953.8">
            <text:p>954</text:p>
          </table:table-cell>
          <table:table-cell table:style-name="ce8" table:formula="of:=[.M5]-[.M24]+[.M26]" office:value-type="float" office:value="619">
            <text:p>619</text:p>
          </table:table-cell>
          <table:table-cell table:style-name="ce8" table:formula="of:=[.N5]-[.N24]+[.N26]" office:value-type="float" office:value="633.67">
            <text:p>634</text:p>
          </table:table-cell>
          <table:table-cell table:style-name="ce7" table:formula="of:=[.O5]-[.O24]+[.O26]" office:value-type="float" office:value="564.27">
            <text:p>564</text:p>
          </table:table-cell>
          <table:table-cell table:style-name="ce7"/>
          <table:table-cell table:style-name="ce10" table:formula="of:=SUM([.C28:.N28])" office:value-type="float" office:value="8922.07">
            <text:p>8,922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3">
          <table:table-cell table:style-name="ce2" office:value-type="string" table:number-columns-spanned="17" table:number-rows-spanned="1">
            <text:p>Producción</text:p>
          </table:table-cell>
          <table:covered-table-cell table:style-name="ce7"/>
          <table:covered-table-cell table:number-columns-repeated="12" table:style-name="ce8"/>
          <table:covered-table-cell table:number-columns-repeated="2" table:style-name="ce7"/>
          <table:covered-table-cell table:style-name="ce10"/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Producción real Producto A (unidades)</text:p>
          </table:table-cell>
          <table:table-cell table:style-name="ce7"/>
          <table:table-cell table:number-columns-repeated="4" table:style-name="ce8" office:value-type="float" office:value="2300">
            <text:p>2,300</text:p>
          </table:table-cell>
          <table:table-cell table:number-columns-repeated="5" table:style-name="ce8" office:value-type="float" office:value="2400">
            <text:p>2,400</text:p>
          </table:table-cell>
          <table:table-cell table:style-name="ce8" office:value-type="float" office:value="2350">
            <text:p>2,350</text:p>
          </table:table-cell>
          <table:table-cell table:style-name="ce8" office:value-type="float" office:value="2300">
            <text:p>2,300</text:p>
          </table:table-cell>
          <table:table-cell table:style-name="ce8" office:value-type="float" office:value="2200">
            <text:p>2,200</text:p>
          </table:table-cell>
          <table:table-cell table:style-name="ce7" office:value-type="float" office:value="2200">
            <text:p>2,200</text:p>
          </table:table-cell>
          <table:table-cell table:style-name="ce7"/>
          <table:table-cell table:style-name="ce10" table:formula="of:=SUM([.C30:.N30])" office:value-type="float" office:value="28050">
            <text:p>28,050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Producción real Producto B (unidades)</text:p>
          </table:table-cell>
          <table:table-cell table:style-name="ce7"/>
          <table:table-cell table:number-columns-repeated="6" table:style-name="ce8" office:value-type="float" office:value="750">
            <text:p>750</text:p>
          </table:table-cell>
          <table:table-cell table:number-columns-repeated="4" table:style-name="ce8" office:value-type="float" office:value="800">
            <text:p>800</text:p>
          </table:table-cell>
          <table:table-cell table:style-name="ce8" office:value-type="float" office:value="650">
            <text:p>650</text:p>
          </table:table-cell>
          <table:table-cell table:style-name="ce8" office:value-type="float" office:value="700">
            <text:p>700</text:p>
          </table:table-cell>
          <table:table-cell table:style-name="ce7" office:value-type="float" office:value="700">
            <text:p>700</text:p>
          </table:table-cell>
          <table:table-cell table:style-name="ce7"/>
          <table:table-cell table:style-name="ce10" table:formula="of:=SUM([.C31:.N31])" office:value-type="float" office:value="9050">
            <text:p>9,050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Stock inicial real Producto A (unidades)</text:p>
          </table:table-cell>
          <table:table-cell table:style-name="ce7"/>
          <table:table-cell table:style-name="ce8" table:formula="of:=[.B34]" office:value-type="float" office:value="405.8">
            <text:p>406</text:p>
          </table:table-cell>
          <table:table-cell table:style-name="ce8" table:formula="of:=[.C34]" office:value-type="float" office:value="676.8">
            <text:p>677</text:p>
          </table:table-cell>
          <table:table-cell table:style-name="ce8" table:formula="of:=[.D34]" office:value-type="float" office:value="846.8">
            <text:p>847</text:p>
          </table:table-cell>
          <table:table-cell table:style-name="ce8" table:formula="of:=[.E34]" office:value-type="float" office:value="1016.8">
            <text:p>1,017</text:p>
          </table:table-cell>
          <table:table-cell table:style-name="ce8" table:formula="of:=[.F34]" office:value-type="float" office:value="1008.8">
            <text:p>1,009</text:p>
          </table:table-cell>
          <table:table-cell table:style-name="ce8" table:formula="of:=[.G34]" office:value-type="float" office:value="1075.8">
            <text:p>1,076</text:p>
          </table:table-cell>
          <table:table-cell table:style-name="ce8" table:formula="of:=[.H34]" office:value-type="float" office:value="1449.8">
            <text:p>1,450</text:p>
          </table:table-cell>
          <table:table-cell table:style-name="ce8" table:formula="of:=[.I34]" office:value-type="float" office:value="1080.8">
            <text:p>1,081</text:p>
          </table:table-cell>
          <table:table-cell table:style-name="ce8" table:formula="of:=[.J34]" office:value-type="float" office:value="836.8">
            <text:p>837</text:p>
          </table:table-cell>
          <table:table-cell table:style-name="ce8" table:formula="of:=[.K34]" office:value-type="float" office:value="467.8">
            <text:p>468</text:p>
          </table:table-cell>
          <table:table-cell table:style-name="ce8" table:formula="of:=[.L34]" office:value-type="float" office:value="484.8">
            <text:p>485</text:p>
          </table:table-cell>
          <table:table-cell table:style-name="ce8" table:formula="of:=[.M34]" office:value-type="float" office:value="426.8">
            <text:p>427</text:p>
          </table:table-cell>
          <table:table-cell table:style-name="ce7" table:formula="of:=[.N34]" office:value-type="float" office:value="664.8">
            <text:p>665</text:p>
          </table:table-cell>
          <table:table-cell table:style-name="ce7"/>
          <table:table-cell table:style-name="ce10" table:formula="of:=SUM([.C32:.N32])" office:value-type="float" office:value="9777.6">
            <text:p>9,778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Stock inicial real Producto B (unidades)</text:p>
          </table:table-cell>
          <table:table-cell table:style-name="ce7"/>
          <table:table-cell table:style-name="ce8" table:formula="of:=[.B35]" office:value-type="float" office:value="101.4">
            <text:p>101</text:p>
          </table:table-cell>
          <table:table-cell table:style-name="ce8" table:formula="of:=[.C35]" office:value-type="float" office:value="344.4">
            <text:p>344</text:p>
          </table:table-cell>
          <table:table-cell table:style-name="ce8" table:formula="of:=[.D35]" office:value-type="float" office:value="435.4">
            <text:p>435</text:p>
          </table:table-cell>
          <table:table-cell table:style-name="ce8" table:formula="of:=[.E35]" office:value-type="float" office:value="373.4">
            <text:p>373</text:p>
          </table:table-cell>
          <table:table-cell table:style-name="ce8" table:formula="of:=[.F35]" office:value-type="float" office:value="514.4">
            <text:p>514</text:p>
          </table:table-cell>
          <table:table-cell table:style-name="ce8" table:formula="of:=[.G35]" office:value-type="float" office:value="564.4">
            <text:p>564</text:p>
          </table:table-cell>
          <table:table-cell table:style-name="ce8" table:formula="of:=[.H35]" office:value-type="float" office:value="604.4">
            <text:p>604</text:p>
          </table:table-cell>
          <table:table-cell table:style-name="ce8" table:formula="of:=[.I35]" office:value-type="float" office:value="846.4">
            <text:p>846</text:p>
          </table:table-cell>
          <table:table-cell table:style-name="ce8" table:formula="of:=[.J35]" office:value-type="float" office:value="581.4">
            <text:p>581</text:p>
          </table:table-cell>
          <table:table-cell table:style-name="ce8" table:formula="of:=[.K35]" office:value-type="float" office:value="392.4">
            <text:p>392</text:p>
          </table:table-cell>
          <table:table-cell table:style-name="ce8" table:formula="of:=[.L35]" office:value-type="float" office:value="152.4">
            <text:p>152</text:p>
          </table:table-cell>
          <table:table-cell table:style-name="ce8" table:formula="of:=[.M35]" office:value-type="float" office:value="193.4">
            <text:p>193</text:p>
          </table:table-cell>
          <table:table-cell table:style-name="ce7" table:formula="of:=[.N35]" office:value-type="float" office:value="234.4">
            <text:p>234</text:p>
          </table:table-cell>
          <table:table-cell table:style-name="ce7"/>
          <table:table-cell table:style-name="ce10" table:formula="of:=SUM([.C33:.N33])" office:value-type="float" office:value="5103.8">
            <text:p>5,104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Stock final real Producto A (unidades)</text:p>
          </table:table-cell>
          <table:table-cell table:style-name="ce7" table:formula="of:=[.B25]" office:value-type="float" office:value="405.8">
            <text:p>406</text:p>
          </table:table-cell>
          <table:table-cell table:style-name="ce8" table:formula="of:=[.C30]- [.C4] +[.C32]" office:value-type="float" office:value="676.8">
            <text:p>677</text:p>
          </table:table-cell>
          <table:table-cell table:style-name="ce8" table:formula="of:=[.D30]- [.D4] +[.D32]" office:value-type="float" office:value="846.8">
            <text:p>847</text:p>
          </table:table-cell>
          <table:table-cell table:style-name="ce8" table:formula="of:=[.E30]- [.E4] +[.E32]" office:value-type="float" office:value="1016.8">
            <text:p>1,017</text:p>
          </table:table-cell>
          <table:table-cell table:style-name="ce8" table:formula="of:=[.F30]- [.F4] +[.F32]" office:value-type="float" office:value="1008.8">
            <text:p>1,009</text:p>
          </table:table-cell>
          <table:table-cell table:style-name="ce8" table:formula="of:=[.G30]- [.G4] +[.G32]" office:value-type="float" office:value="1075.8">
            <text:p>1,076</text:p>
          </table:table-cell>
          <table:table-cell table:style-name="ce8" table:formula="of:=[.H30]- [.H4] +[.H32]" office:value-type="float" office:value="1449.8">
            <text:p>1,450</text:p>
          </table:table-cell>
          <table:table-cell table:style-name="ce8" table:formula="of:=[.I30]- [.I4] +[.I32]" office:value-type="float" office:value="1080.8">
            <text:p>1,081</text:p>
          </table:table-cell>
          <table:table-cell table:style-name="ce8" table:formula="of:=[.J30]- [.J4] +[.J32]" office:value-type="float" office:value="836.8">
            <text:p>837</text:p>
          </table:table-cell>
          <table:table-cell table:style-name="ce8" table:formula="of:=[.K30]- [.K4] +[.K32]" office:value-type="float" office:value="467.8">
            <text:p>468</text:p>
          </table:table-cell>
          <table:table-cell table:style-name="ce8" table:formula="of:=[.L30]- [.L4] +[.L32]" office:value-type="float" office:value="484.8">
            <text:p>485</text:p>
          </table:table-cell>
          <table:table-cell table:style-name="ce8" table:formula="of:=[.M30]- [.M4] +[.M32]" office:value-type="float" office:value="426.8">
            <text:p>427</text:p>
          </table:table-cell>
          <table:table-cell table:style-name="ce8" table:formula="of:=[.N30]- [.N4] +[.N32]" office:value-type="float" office:value="664.8">
            <text:p>665</text:p>
          </table:table-cell>
          <table:table-cell table:style-name="ce7" table:formula="of:=[.O30]- [.O4] +[.O32]" office:value-type="float" office:value="734.35">
            <text:p>734</text:p>
          </table:table-cell>
          <table:table-cell table:style-name="ce7"/>
          <table:table-cell table:style-name="ce10" table:formula="of:=SUM([.C34:.N34])" office:value-type="float" office:value="10036.6">
            <text:p>10,037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Stock final real Producto B (unidades)</text:p>
          </table:table-cell>
          <table:table-cell table:style-name="ce7" table:formula="of:=[.B26]" office:value-type="float" office:value="101.4">
            <text:p>101</text:p>
          </table:table-cell>
          <table:table-cell table:style-name="ce8" table:formula="of:=[.C31]-[.C5]+[.C33]" office:value-type="float" office:value="344.4">
            <text:p>344</text:p>
          </table:table-cell>
          <table:table-cell table:style-name="ce8" table:formula="of:=[.D31]-[.D5]+[.D33]" office:value-type="float" office:value="435.4">
            <text:p>435</text:p>
          </table:table-cell>
          <table:table-cell table:style-name="ce8" table:formula="of:=[.E31]-[.E5]+[.E33]" office:value-type="float" office:value="373.4">
            <text:p>373</text:p>
          </table:table-cell>
          <table:table-cell table:style-name="ce8" table:formula="of:=[.F31]-[.F5]+[.F33]" office:value-type="float" office:value="514.4">
            <text:p>514</text:p>
          </table:table-cell>
          <table:table-cell table:style-name="ce8" table:formula="of:=[.G31]-[.G5]+[.G33]" office:value-type="float" office:value="564.4">
            <text:p>564</text:p>
          </table:table-cell>
          <table:table-cell table:style-name="ce8" table:formula="of:=[.H31]-[.H5]+[.H33]" office:value-type="float" office:value="604.4">
            <text:p>604</text:p>
          </table:table-cell>
          <table:table-cell table:style-name="ce8" table:formula="of:=[.I31]-[.I5]+[.I33]" office:value-type="float" office:value="846.4">
            <text:p>846</text:p>
          </table:table-cell>
          <table:table-cell table:style-name="ce8" table:formula="of:=[.J31]-[.J5]+[.J33]" office:value-type="float" office:value="581.4">
            <text:p>581</text:p>
          </table:table-cell>
          <table:table-cell table:style-name="ce8" table:formula="of:=[.K31]-[.K5]+[.K33]" office:value-type="float" office:value="392.4">
            <text:p>392</text:p>
          </table:table-cell>
          <table:table-cell table:style-name="ce8" table:formula="of:=[.L31]-[.L5]+[.L33]" office:value-type="float" office:value="152.4">
            <text:p>152</text:p>
          </table:table-cell>
          <table:table-cell table:style-name="ce8" table:formula="of:=[.M31]-[.M5]+[.M33]" office:value-type="float" office:value="193.4">
            <text:p>193</text:p>
          </table:table-cell>
          <table:table-cell table:style-name="ce8" table:formula="of:=[.N31]-[.N5]+[.N33]" office:value-type="float" office:value="234.4">
            <text:p>234</text:p>
          </table:table-cell>
          <table:table-cell table:style-name="ce7" table:formula="of:=[.O31]-[.O5]+[.O33]" office:value-type="float" office:value="402.05">
            <text:p>402</text:p>
          </table:table-cell>
          <table:table-cell table:style-name="ce7"/>
          <table:table-cell table:style-name="ce10" table:formula="of:=SUM([.C35:.N35])" office:value-type="float" office:value="5236.8">
            <text:p>5,237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Stock remanente Producto A (unidades)</text:p>
          </table:table-cell>
          <table:table-cell table:style-name="ce7"/>
          <table:table-cell table:style-name="ce8" table:formula="of:=[.C34]-[.C25]" office:value-type="float" office:value="250.8">
            <text:p>251</text:p>
          </table:table-cell>
          <table:table-cell table:style-name="ce8" table:formula="of:=[.D34]-[.D25]" office:value-type="float" office:value="420.8">
            <text:p>421</text:p>
          </table:table-cell>
          <table:table-cell table:style-name="ce8" table:formula="of:=[.E34]-[.E25]" office:value-type="float" office:value="555.2">
            <text:p>555</text:p>
          </table:table-cell>
          <table:table-cell table:style-name="ce8" table:formula="of:=[.F34]-[.F25]" office:value-type="float" office:value="542.2">
            <text:p>542</text:p>
          </table:table-cell>
          <table:table-cell table:style-name="ce8" table:formula="of:=[.G34]-[.G25]" office:value-type="float" office:value="670.6">
            <text:p>671</text:p>
          </table:table-cell>
          <table:table-cell table:style-name="ce8" table:formula="of:=[.H34]-[.H25]" office:value-type="float" office:value="896">
            <text:p>896</text:p>
          </table:table-cell>
          <table:table-cell table:style-name="ce8" table:formula="of:=[.I34]-[.I25]" office:value-type="float" office:value="552">
            <text:p>552</text:p>
          </table:table-cell>
          <table:table-cell table:style-name="ce8" table:formula="of:=[.J34]-[.J25]" office:value-type="float" office:value="283">
            <text:p>283</text:p>
          </table:table-cell>
          <table:table-cell table:style-name="ce8" table:formula="of:=[.K34]-[.K25]" office:value-type="float" office:value="1.19999999999993">
            <text:p>1</text:p>
          </table:table-cell>
          <table:table-cell table:style-name="ce8" table:formula="of:=[.L34]-[.L25]" office:value-type="float" office:value="13.1999999999999">
            <text:p>13</text:p>
          </table:table-cell>
          <table:table-cell table:style-name="ce8" table:formula="of:=[.M34]-[.M25]" office:value-type="float" office:value="34.3999999999999">
            <text:p>34</text:p>
          </table:table-cell>
          <table:table-cell table:style-name="ce8" table:formula="of:=[.N34]-[.N25]" office:value-type="float" office:value="238.71">
            <text:p>239</text:p>
          </table:table-cell>
          <table:table-cell table:style-name="ce7" table:formula="of:=[.O34]-[.O25]" office:value-type="float" office:value="287.05">
            <text:p>287</text:p>
          </table:table-cell>
          <table:table-cell table:style-name="ce7"/>
          <table:table-cell table:style-name="ce10" table:formula="of:=SUM([.C36:.N36])" office:value-type="float" office:value="4458.11">
            <text:p>4,458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Stock remanente Producto B (unidades)</text:p>
          </table:table-cell>
          <table:table-cell table:style-name="ce7"/>
          <table:table-cell table:style-name="ce8" table:formula="of:=[.C35]-[.C26]" office:value-type="float" office:value="212.6">
            <text:p>213</text:p>
          </table:table-cell>
          <table:table-cell table:style-name="ce8" table:formula="of:=[.D35]-[.D26]" office:value-type="float" office:value="273">
            <text:p>273</text:p>
          </table:table-cell>
          <table:table-cell table:style-name="ce8" table:formula="of:=[.E35]-[.E26]" office:value-type="float" office:value="251.6">
            <text:p>252</text:p>
          </table:table-cell>
          <table:table-cell table:style-name="ce8" table:formula="of:=[.F35]-[.F26]" office:value-type="float" office:value="374.4">
            <text:p>374</text:p>
          </table:table-cell>
          <table:table-cell table:style-name="ce8" table:formula="of:=[.G35]-[.G26]" office:value-type="float" office:value="422.4">
            <text:p>422</text:p>
          </table:table-cell>
          <table:table-cell table:style-name="ce8" table:formula="of:=[.H35]-[.H26]" office:value-type="float" office:value="492.8">
            <text:p>493</text:p>
          </table:table-cell>
          <table:table-cell table:style-name="ce8" table:formula="of:=[.I35]-[.I26]" office:value-type="float" office:value="633.4">
            <text:p>633</text:p>
          </table:table-cell>
          <table:table-cell table:style-name="ce8" table:formula="of:=[.J35]-[.J26]" office:value-type="float" office:value="383.6">
            <text:p>384</text:p>
          </table:table-cell>
          <table:table-cell table:style-name="ce8" table:formula="of:=[.K35]-[.K26]" office:value-type="float" office:value="184.4">
            <text:p>184</text:p>
          </table:table-cell>
          <table:table-cell table:style-name="ce8" table:formula="of:=[.L35]-[.L26]" office:value-type="float" office:value="30.6">
            <text:p>31</text:p>
          </table:table-cell>
          <table:table-cell table:style-name="ce8" table:formula="of:=[.M35]-[.M26]" office:value-type="float" office:value="61.6">
            <text:p>62</text:p>
          </table:table-cell>
          <table:table-cell table:style-name="ce8" table:formula="of:=[.N35]-[.N26]" office:value-type="float" office:value="127.93">
            <text:p>128</text:p>
          </table:table-cell>
          <table:table-cell table:style-name="ce7" table:formula="of:=[.O35]-[.O26]" office:value-type="float" office:value="263.66">
            <text:p>264</text:p>
          </table:table-cell>
          <table:table-cell table:style-name="ce7"/>
          <table:table-cell table:style-name="ce10" table:formula="of:=SUM([.C37:.N37])" office:value-type="float" office:value="3448.33">
            <text:p>3,448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2" office:value-type="string" table:number-columns-spanned="17" table:number-rows-spanned="1">
            <text:p>Materias primas</text:p>
          </table:table-cell>
          <table:covered-table-cell table:number-columns-repeated="13" table:style-name="ce2"/>
          <table:covered-table-cell table:number-columns-repeated="3"/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Requerimiento productivo MP 1 (kg)</text:p>
          </table:table-cell>
          <table:table-cell table:style-name="ce7"/>
          <table:table-cell table:style-name="ce9" table:formula="of:=[.C30]*10 + [.C31] * 20" office:value-type="float" office:value="38000">
            <text:p>38,000.00</text:p>
          </table:table-cell>
          <table:table-cell table:style-name="ce9" table:formula="of:=[.D30]*10 + [.D31] * 20" office:value-type="float" office:value="38000">
            <text:p>38,000.00</text:p>
          </table:table-cell>
          <table:table-cell table:style-name="ce9" table:formula="of:=[.E30]*10 + [.E31] * 20" office:value-type="float" office:value="38000">
            <text:p>38,000.00</text:p>
          </table:table-cell>
          <table:table-cell table:style-name="ce9" table:formula="of:=[.F30]*10 + [.F31] * 20" office:value-type="float" office:value="38000">
            <text:p>38,000.00</text:p>
          </table:table-cell>
          <table:table-cell table:style-name="ce9" table:formula="of:=[.G30]*10 + [.G31] * 20" office:value-type="float" office:value="39000">
            <text:p>39,000.00</text:p>
          </table:table-cell>
          <table:table-cell table:style-name="ce9" table:formula="of:=[.H30]*10 + [.H31] * 20" office:value-type="float" office:value="39000">
            <text:p>39,000.00</text:p>
          </table:table-cell>
          <table:table-cell table:style-name="ce9" table:formula="of:=[.I30]*10 + [.I31] * 20" office:value-type="float" office:value="40000">
            <text:p>40,000.00</text:p>
          </table:table-cell>
          <table:table-cell table:style-name="ce9" table:formula="of:=[.J30]*10 + [.J31] * 20" office:value-type="float" office:value="40000">
            <text:p>40,000.00</text:p>
          </table:table-cell>
          <table:table-cell table:style-name="ce9" table:formula="of:=[.K30]*10 + [.K31] * 20" office:value-type="float" office:value="40000">
            <text:p>40,000.00</text:p>
          </table:table-cell>
          <table:table-cell table:style-name="ce9" table:formula="of:=[.L30]*10 + [.L31] * 20" office:value-type="float" office:value="39500">
            <text:p>39,500.00</text:p>
          </table:table-cell>
          <table:table-cell table:style-name="ce9" table:formula="of:=[.M30]*10 + [.M31] * 20" office:value-type="float" office:value="36000">
            <text:p>36,000.00</text:p>
          </table:table-cell>
          <table:table-cell table:style-name="ce9" table:formula="of:=[.N30]*10 + [.N31] * 20" office:value-type="float" office:value="36000">
            <text:p>36,000.00</text:p>
          </table:table-cell>
          <table:table-cell table:style-name="ce7" table:formula="of:=[.O30]*10 + [.O31] * 20" office:value-type="float" office:value="36000">
            <text:p>36,000</text:p>
          </table:table-cell>
          <table:table-cell table:style-name="ce7"/>
          <table:table-cell table:style-name="ce11" table:formula="of:=SUM([.C39:.N39])" office:value-type="float" office:value="461500">
            <text:p>461,500.00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Requerimiento productivo MP 2 (kg)</text:p>
          </table:table-cell>
          <table:table-cell table:style-name="ce7"/>
          <table:table-cell table:style-name="ce9" table:formula="of:=[.C30]*13 + [.C31]  * 21" office:value-type="float" office:value="45650">
            <text:p>45,650.00</text:p>
          </table:table-cell>
          <table:table-cell table:style-name="ce9" table:formula="of:=[.D30]*13 + [.D31]  * 21" office:value-type="float" office:value="45650">
            <text:p>45,650.00</text:p>
          </table:table-cell>
          <table:table-cell table:style-name="ce9" table:formula="of:=[.E30]*13 + [.E31]  * 21" office:value-type="float" office:value="45650">
            <text:p>45,650.00</text:p>
          </table:table-cell>
          <table:table-cell table:style-name="ce9" table:formula="of:=[.F30]*13 + [.F31]  * 21" office:value-type="float" office:value="45650">
            <text:p>45,650.00</text:p>
          </table:table-cell>
          <table:table-cell table:style-name="ce9" table:formula="of:=[.G30]*13 + [.G31]  * 21" office:value-type="float" office:value="46950">
            <text:p>46,950.00</text:p>
          </table:table-cell>
          <table:table-cell table:style-name="ce9" table:formula="of:=[.H30]*13 + [.H31]  * 21" office:value-type="float" office:value="46950">
            <text:p>46,950.00</text:p>
          </table:table-cell>
          <table:table-cell table:style-name="ce9" table:formula="of:=[.I30]*13 + [.I31]  * 21" office:value-type="float" office:value="48000">
            <text:p>48,000.00</text:p>
          </table:table-cell>
          <table:table-cell table:style-name="ce9" table:formula="of:=[.J30]*13 + [.J31]  * 21" office:value-type="float" office:value="48000">
            <text:p>48,000.00</text:p>
          </table:table-cell>
          <table:table-cell table:style-name="ce9" table:formula="of:=[.K30]*13 + [.K31]  * 21" office:value-type="float" office:value="48000">
            <text:p>48,000.00</text:p>
          </table:table-cell>
          <table:table-cell table:style-name="ce9" table:formula="of:=[.L30]*13 + [.L31]  * 21" office:value-type="float" office:value="47350">
            <text:p>47,350.00</text:p>
          </table:table-cell>
          <table:table-cell table:style-name="ce9" table:formula="of:=[.M30]*13 + [.M31]  * 21" office:value-type="float" office:value="43550">
            <text:p>43,550.00</text:p>
          </table:table-cell>
          <table:table-cell table:style-name="ce9" table:formula="of:=[.N30]*13 + [.N31]  * 21" office:value-type="float" office:value="43300">
            <text:p>43,300.00</text:p>
          </table:table-cell>
          <table:table-cell table:style-name="ce7" table:formula="of:=[.O30]*13 + [.O31]  * 21" office:value-type="float" office:value="43300">
            <text:p>43,300</text:p>
          </table:table-cell>
          <table:table-cell table:style-name="ce7"/>
          <table:table-cell table:style-name="ce11" table:formula="of:=SUM([.C40:.N40])" office:value-type="float" office:value="554700">
            <text:p>554,700.00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Stock inicial MP 1 (kg)</text:p>
          </table:table-cell>
          <table:table-cell table:style-name="ce7"/>
          <table:table-cell table:style-name="ce9" table:formula="of:=[.B43]" office:value-type="float" office:value="3800">
            <text:p>3,800.00</text:p>
          </table:table-cell>
          <table:table-cell table:style-name="ce9" table:formula="of:=[.C43]" office:value-type="float" office:value="3800">
            <text:p>3,800.00</text:p>
          </table:table-cell>
          <table:table-cell table:style-name="ce9" table:formula="of:=[.D43]" office:value-type="float" office:value="3800">
            <text:p>3,800.00</text:p>
          </table:table-cell>
          <table:table-cell table:style-name="ce9" table:formula="of:=[.E43]" office:value-type="float" office:value="3800">
            <text:p>3,800.00</text:p>
          </table:table-cell>
          <table:table-cell table:style-name="ce9" table:formula="of:=[.F43]" office:value-type="float" office:value="3900">
            <text:p>3,900.00</text:p>
          </table:table-cell>
          <table:table-cell table:style-name="ce9" table:formula="of:=[.G43]" office:value-type="float" office:value="3900">
            <text:p>3,900.00</text:p>
          </table:table-cell>
          <table:table-cell table:style-name="ce9" table:formula="of:=[.H43]" office:value-type="float" office:value="4000">
            <text:p>4,000.00</text:p>
          </table:table-cell>
          <table:table-cell table:style-name="ce9" table:formula="of:=[.I43]" office:value-type="float" office:value="4000">
            <text:p>4,000.00</text:p>
          </table:table-cell>
          <table:table-cell table:style-name="ce9" table:formula="of:=[.J43]" office:value-type="float" office:value="4000">
            <text:p>4,000.00</text:p>
          </table:table-cell>
          <table:table-cell table:style-name="ce9" table:formula="of:=[.K43]" office:value-type="float" office:value="3950">
            <text:p>3,950.00</text:p>
          </table:table-cell>
          <table:table-cell table:style-name="ce9" table:formula="of:=[.L43]" office:value-type="float" office:value="3600">
            <text:p>3,600.00</text:p>
          </table:table-cell>
          <table:table-cell table:style-name="ce9" table:formula="of:=[.M43]" office:value-type="float" office:value="3600">
            <text:p>3,600.00</text:p>
          </table:table-cell>
          <table:table-cell table:style-name="ce9"/>
          <table:table-cell table:style-name="ce7"/>
          <table:table-cell table:style-name="ce11" table:formula="of:=SUM([.C41:.N41])" office:value-type="float" office:value="46150">
            <text:p>46,150.00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Stock inicial MP 2 (kg)</text:p>
          </table:table-cell>
          <table:table-cell table:style-name="ce7"/>
          <table:table-cell table:style-name="ce9" table:formula="of:=[.B44]" office:value-type="float" office:value="4565">
            <text:p>4,565.00</text:p>
          </table:table-cell>
          <table:table-cell table:style-name="ce9" table:formula="of:=[.C44]" office:value-type="float" office:value="4565">
            <text:p>4,565.00</text:p>
          </table:table-cell>
          <table:table-cell table:style-name="ce9" table:formula="of:=[.D44]" office:value-type="float" office:value="4565">
            <text:p>4,565.00</text:p>
          </table:table-cell>
          <table:table-cell table:style-name="ce9" table:formula="of:=[.E44]" office:value-type="float" office:value="4565">
            <text:p>4,565.00</text:p>
          </table:table-cell>
          <table:table-cell table:style-name="ce9" table:formula="of:=[.F44]" office:value-type="float" office:value="4695">
            <text:p>4,695.00</text:p>
          </table:table-cell>
          <table:table-cell table:style-name="ce9" table:formula="of:=[.G44]" office:value-type="float" office:value="4695">
            <text:p>4,695.00</text:p>
          </table:table-cell>
          <table:table-cell table:style-name="ce9" table:formula="of:=[.H44]" office:value-type="float" office:value="4800">
            <text:p>4,800.00</text:p>
          </table:table-cell>
          <table:table-cell table:style-name="ce9" table:formula="of:=[.I44]" office:value-type="float" office:value="4800">
            <text:p>4,800.00</text:p>
          </table:table-cell>
          <table:table-cell table:style-name="ce9" table:formula="of:=[.J44]" office:value-type="float" office:value="4800">
            <text:p>4,800.00</text:p>
          </table:table-cell>
          <table:table-cell table:style-name="ce9" table:formula="of:=[.K44]" office:value-type="float" office:value="4735">
            <text:p>4,735.00</text:p>
          </table:table-cell>
          <table:table-cell table:style-name="ce9" table:formula="of:=[.L44]" office:value-type="float" office:value="4355">
            <text:p>4,355.00</text:p>
          </table:table-cell>
          <table:table-cell table:style-name="ce9" table:formula="of:=[.M44]" office:value-type="float" office:value="4330">
            <text:p>4,330.00</text:p>
          </table:table-cell>
          <table:table-cell table:style-name="ce9"/>
          <table:table-cell table:style-name="ce7"/>
          <table:table-cell table:style-name="ce11" table:formula="of:=SUM([.C42:.N42])" office:value-type="float" office:value="55470">
            <text:p>55,470.00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Stock final MP 1 (kg)</text:p>
          </table:table-cell>
          <table:table-cell table:style-name="ce7" table:formula="of:=0.1 * [.C39]" office:value-type="float" office:value="3800">
            <text:p>3,800</text:p>
          </table:table-cell>
          <table:table-cell table:style-name="ce9" table:formula="of:=0.1 * [.D39]" office:value-type="float" office:value="3800">
            <text:p>3,800.00</text:p>
          </table:table-cell>
          <table:table-cell table:style-name="ce9" table:formula="of:=0.1 * [.E39]" office:value-type="float" office:value="3800">
            <text:p>3,800.00</text:p>
          </table:table-cell>
          <table:table-cell table:style-name="ce9" table:formula="of:=0.1 * [.F39]" office:value-type="float" office:value="3800">
            <text:p>3,800.00</text:p>
          </table:table-cell>
          <table:table-cell table:style-name="ce9" table:formula="of:=0.1 * [.G39]" office:value-type="float" office:value="3900">
            <text:p>3,900.00</text:p>
          </table:table-cell>
          <table:table-cell table:style-name="ce9" table:formula="of:=0.1 * [.H39]" office:value-type="float" office:value="3900">
            <text:p>3,900.00</text:p>
          </table:table-cell>
          <table:table-cell table:style-name="ce9" table:formula="of:=0.1 * [.I39]" office:value-type="float" office:value="4000">
            <text:p>4,000.00</text:p>
          </table:table-cell>
          <table:table-cell table:style-name="ce9" table:formula="of:=0.1 * [.J39]" office:value-type="float" office:value="4000">
            <text:p>4,000.00</text:p>
          </table:table-cell>
          <table:table-cell table:style-name="ce9" table:formula="of:=0.1 * [.K39]" office:value-type="float" office:value="4000">
            <text:p>4,000.00</text:p>
          </table:table-cell>
          <table:table-cell table:style-name="ce9" table:formula="of:=0.1 * [.L39]" office:value-type="float" office:value="3950">
            <text:p>3,950.00</text:p>
          </table:table-cell>
          <table:table-cell table:style-name="ce9" table:formula="of:=0.1 * [.M39]" office:value-type="float" office:value="3600">
            <text:p>3,600.00</text:p>
          </table:table-cell>
          <table:table-cell table:style-name="ce9" table:formula="of:=0.1 * [.N39]" office:value-type="float" office:value="3600">
            <text:p>3,600.00</text:p>
          </table:table-cell>
          <table:table-cell table:style-name="ce9" table:formula="of:=0.1 * [.O39]" office:value-type="float" office:value="3600">
            <text:p>3,600.00</text:p>
          </table:table-cell>
          <table:table-cell table:style-name="ce9"/>
          <table:table-cell table:style-name="ce7"/>
          <table:table-cell table:style-name="ce11" table:formula="of:=SUM([.C43:.N43])" office:value-type="float" office:value="45950">
            <text:p>45,950.00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Stock final MP 2 (kg)</text:p>
          </table:table-cell>
          <table:table-cell table:style-name="ce7" table:formula="of:=0.1 * [.C40]" office:value-type="float" office:value="4565">
            <text:p>4,565</text:p>
          </table:table-cell>
          <table:table-cell table:style-name="ce9" table:formula="of:=0.1 * [.D40]" office:value-type="float" office:value="4565">
            <text:p>4,565.00</text:p>
          </table:table-cell>
          <table:table-cell table:style-name="ce9" table:formula="of:=0.1 * [.E40]" office:value-type="float" office:value="4565">
            <text:p>4,565.00</text:p>
          </table:table-cell>
          <table:table-cell table:style-name="ce9" table:formula="of:=0.1 * [.F40]" office:value-type="float" office:value="4565">
            <text:p>4,565.00</text:p>
          </table:table-cell>
          <table:table-cell table:style-name="ce9" table:formula="of:=0.1 * [.G40]" office:value-type="float" office:value="4695">
            <text:p>4,695.00</text:p>
          </table:table-cell>
          <table:table-cell table:style-name="ce9" table:formula="of:=0.1 * [.H40]" office:value-type="float" office:value="4695">
            <text:p>4,695.00</text:p>
          </table:table-cell>
          <table:table-cell table:style-name="ce9" table:formula="of:=0.1 * [.I40]" office:value-type="float" office:value="4800">
            <text:p>4,800.00</text:p>
          </table:table-cell>
          <table:table-cell table:style-name="ce9" table:formula="of:=0.1 * [.J40]" office:value-type="float" office:value="4800">
            <text:p>4,800.00</text:p>
          </table:table-cell>
          <table:table-cell table:style-name="ce9" table:formula="of:=0.1 * [.K40]" office:value-type="float" office:value="4800">
            <text:p>4,800.00</text:p>
          </table:table-cell>
          <table:table-cell table:style-name="ce9" table:formula="of:=0.1 * [.L40]" office:value-type="float" office:value="4735">
            <text:p>4,735.00</text:p>
          </table:table-cell>
          <table:table-cell table:style-name="ce9" table:formula="of:=0.1 * [.M40]" office:value-type="float" office:value="4355">
            <text:p>4,355.00</text:p>
          </table:table-cell>
          <table:table-cell table:style-name="ce9" table:formula="of:=0.1 * [.N40]" office:value-type="float" office:value="4330">
            <text:p>4,330.00</text:p>
          </table:table-cell>
          <table:table-cell table:style-name="ce9" table:formula="of:=0.1 * [.O40]" office:value-type="float" office:value="4330">
            <text:p>4,330.00</text:p>
          </table:table-cell>
          <table:table-cell table:style-name="ce9"/>
          <table:table-cell table:style-name="ce7"/>
          <table:table-cell table:style-name="ce11" table:formula="of:=SUM([.C44:.N44])" office:value-type="float" office:value="55235">
            <text:p>55,235.00</text:p>
          </table:table-cell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2" office:value-type="string" table:number-columns-spanned="17" table:number-rows-spanned="1">
            <text:p>Compras</text:p>
          </table:table-cell>
          <table:covered-table-cell table:number-columns-repeated="13" table:style-name="ce2"/>
          <table:covered-table-cell table:number-columns-repeated="3"/>
          <table:table-cell/>
          <table:table-cell table:style-name="ce13" table:number-columns-repeated="3"/>
          <table:table-cell table:number-columns-repeated="1003"/>
        </table:table-row>
        <table:table-row table:style-name="ro2">
          <table:table-cell table:style-name="ce3" office:value-type="string">
            <text:p>Compras MP 1 para producción (kg)</text:p>
          </table:table-cell>
          <table:table-cell/>
          <table:table-cell table:style-name="ce9" table:formula="of:=[.C39]-[.C41]+[.C43]" office:value-type="float" office:value="38000">
            <text:p>38,000.00</text:p>
          </table:table-cell>
          <table:table-cell table:style-name="ce9" table:formula="of:=[.D39]-[.D41]+[.D43]" office:value-type="float" office:value="38000">
            <text:p>38,000.00</text:p>
          </table:table-cell>
          <table:table-cell table:style-name="ce9" table:formula="of:=[.E39]-[.E41]+[.E43]" office:value-type="float" office:value="38000">
            <text:p>38,000.00</text:p>
          </table:table-cell>
          <table:table-cell table:style-name="ce9" table:formula="of:=[.F39]-[.F41]+[.F43]" office:value-type="float" office:value="38100">
            <text:p>38,100.00</text:p>
          </table:table-cell>
          <table:table-cell table:style-name="ce9" table:formula="of:=[.G39]-[.G41]+[.G43]" office:value-type="float" office:value="39000">
            <text:p>39,000.00</text:p>
          </table:table-cell>
          <table:table-cell table:style-name="ce9" table:formula="of:=[.H39]-[.H41]+[.H43]" office:value-type="float" office:value="39100">
            <text:p>39,100.00</text:p>
          </table:table-cell>
          <table:table-cell table:style-name="ce9" table:formula="of:=[.I39]-[.I41]+[.I43]" office:value-type="float" office:value="40000">
            <text:p>40,000.00</text:p>
          </table:table-cell>
          <table:table-cell table:style-name="ce9" table:formula="of:=[.J39]-[.J41]+[.J43]" office:value-type="float" office:value="40000">
            <text:p>40,000.00</text:p>
          </table:table-cell>
          <table:table-cell table:style-name="ce9" table:formula="of:=[.K39]-[.K41]+[.K43]" office:value-type="float" office:value="39950">
            <text:p>39,950.00</text:p>
          </table:table-cell>
          <table:table-cell table:style-name="ce9" table:formula="of:=[.L39]-[.L41]+[.L43]" office:value-type="float" office:value="39150">
            <text:p>39,150.00</text:p>
          </table:table-cell>
          <table:table-cell table:style-name="ce9" table:formula="of:=[.M39]-[.M41]+[.M43]" office:value-type="float" office:value="36000">
            <text:p>36,000.00</text:p>
          </table:table-cell>
          <table:table-cell table:style-name="ce9" table:formula="of:=[.N39]-[.N41]+[.N43]" office:value-type="float" office:value="36000">
            <text:p>36,000.00</text:p>
          </table:table-cell>
          <table:table-cell table:style-name="ce9" table:number-columns-repeated="2"/>
          <table:table-cell table:style-name="ce11" table:formula="of:=SUM([.C46:.N46])" office:value-type="float" office:value="461300">
            <text:p>461,300.00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Compras MP 2 para producción (kg)</text:p>
          </table:table-cell>
          <table:table-cell/>
          <table:table-cell table:style-name="ce9" table:formula="of:=[.C40]-[.C42]+[.C44]" office:value-type="float" office:value="45650">
            <text:p>45,650.00</text:p>
          </table:table-cell>
          <table:table-cell table:style-name="ce9" table:formula="of:=[.D40]-[.D42]+[.D44]" office:value-type="float" office:value="45650">
            <text:p>45,650.00</text:p>
          </table:table-cell>
          <table:table-cell table:style-name="ce9" table:formula="of:=[.E40]-[.E42]+[.E44]" office:value-type="float" office:value="45650">
            <text:p>45,650.00</text:p>
          </table:table-cell>
          <table:table-cell table:style-name="ce9" table:formula="of:=[.F40]-[.F42]+[.F44]" office:value-type="float" office:value="45780">
            <text:p>45,780.00</text:p>
          </table:table-cell>
          <table:table-cell table:style-name="ce9" table:formula="of:=[.G40]-[.G42]+[.G44]" office:value-type="float" office:value="46950">
            <text:p>46,950.00</text:p>
          </table:table-cell>
          <table:table-cell table:style-name="ce9" table:formula="of:=[.H40]-[.H42]+[.H44]" office:value-type="float" office:value="47055">
            <text:p>47,055.00</text:p>
          </table:table-cell>
          <table:table-cell table:style-name="ce9" table:formula="of:=[.I40]-[.I42]+[.I44]" office:value-type="float" office:value="48000">
            <text:p>48,000.00</text:p>
          </table:table-cell>
          <table:table-cell table:style-name="ce9" table:formula="of:=[.J40]-[.J42]+[.J44]" office:value-type="float" office:value="48000">
            <text:p>48,000.00</text:p>
          </table:table-cell>
          <table:table-cell table:style-name="ce9" table:formula="of:=[.K40]-[.K42]+[.K44]" office:value-type="float" office:value="47935">
            <text:p>47,935.00</text:p>
          </table:table-cell>
          <table:table-cell table:style-name="ce9" table:formula="of:=[.L40]-[.L42]+[.L44]" office:value-type="float" office:value="46970">
            <text:p>46,970.00</text:p>
          </table:table-cell>
          <table:table-cell table:style-name="ce9" table:formula="of:=[.M40]-[.M42]+[.M44]" office:value-type="float" office:value="43525">
            <text:p>43,525.00</text:p>
          </table:table-cell>
          <table:table-cell table:style-name="ce9" table:formula="of:=[.N40]-[.N42]+[.N44]" office:value-type="float" office:value="43300">
            <text:p>43,300.00</text:p>
          </table:table-cell>
          <table:table-cell table:style-name="ce9" table:number-columns-repeated="2"/>
          <table:table-cell table:style-name="ce11" table:formula="of:=SUM([.C47:.N47])" office:value-type="float" office:value="554465">
            <text:p>554,465.00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Egresos por compras ($)</text:p>
          </table:table-cell>
          <table:table-cell/>
          <table:table-cell table:style-name="ce9" table:formula="of:=[.C46] * 9 + [.C47] * 10" office:value-type="float" office:value="798500">
            <text:p>798,500.00</text:p>
          </table:table-cell>
          <table:table-cell table:style-name="ce9" table:formula="of:=[.D46] * 9 + [.D47] * 10" office:value-type="float" office:value="798500">
            <text:p>798,500.00</text:p>
          </table:table-cell>
          <table:table-cell table:style-name="ce9" table:formula="of:=[.E46] * 9 + [.E47] * 10" office:value-type="float" office:value="798500">
            <text:p>798,500.00</text:p>
          </table:table-cell>
          <table:table-cell table:style-name="ce9" table:formula="of:=[.F46] * 9 + [.F47] * 10" office:value-type="float" office:value="800700">
            <text:p>800,700.00</text:p>
          </table:table-cell>
          <table:table-cell table:style-name="ce9" table:formula="of:=[.G46] * 9 + [.G47] * 10" office:value-type="float" office:value="820500">
            <text:p>820,500.00</text:p>
          </table:table-cell>
          <table:table-cell table:style-name="ce9" table:formula="of:=[.H46] * 9 + [.H47] * 10" office:value-type="float" office:value="822450">
            <text:p>822,450.00</text:p>
          </table:table-cell>
          <table:table-cell table:style-name="ce9" table:formula="of:=[.I46] * 9 + [.I47] * 10" office:value-type="float" office:value="840000">
            <text:p>840,000.00</text:p>
          </table:table-cell>
          <table:table-cell table:style-name="ce9" table:formula="of:=[.J46] * 9 + [.J47] * 10" office:value-type="float" office:value="840000">
            <text:p>840,000.00</text:p>
          </table:table-cell>
          <table:table-cell table:style-name="ce9" table:formula="of:=[.K46] * 9 + [.K47] * 10" office:value-type="float" office:value="838900">
            <text:p>838,900.00</text:p>
          </table:table-cell>
          <table:table-cell table:style-name="ce9" table:formula="of:=[.L46] * 9 + [.L47] * 10" office:value-type="float" office:value="822050">
            <text:p>822,050.00</text:p>
          </table:table-cell>
          <table:table-cell table:style-name="ce9" table:formula="of:=[.M46] * 9 + [.M47] * 10" office:value-type="float" office:value="759250">
            <text:p>759,250.00</text:p>
          </table:table-cell>
          <table:table-cell table:style-name="ce9" table:formula="of:=[.N46] * 9 + [.N47] * 10" office:value-type="float" office:value="757000">
            <text:p>757,000.00</text:p>
          </table:table-cell>
          <table:table-cell table:style-name="ce9" table:number-columns-repeated="2"/>
          <table:table-cell table:style-name="ce11" table:formula="of:=SUM([.C48:.N48])" office:value-type="float" office:value="9696350">
            <text:p>9,696,350.00</text:p>
          </table:table-cell>
          <table:table-cell table:number-columns-repeated="1007"/>
        </table:table-row>
        <table:table-row table:style-name="ro2">
          <table:table-cell table:style-name="ce2" office:value-type="string" table:number-columns-spanned="17" table:number-rows-spanned="1">
            <text:p>Mano de obra</text:p>
          </table:table-cell>
          <table:covered-table-cell table:number-columns-repeated="13" table:style-name="ce2"/>
          <table:covered-table-cell table:number-columns-repeated="3"/>
          <table:table-cell table:number-columns-repeated="1007"/>
        </table:table-row>
        <table:table-row table:style-name="ro2">
          <table:table-cell table:style-name="ce3" office:value-type="string">
            <text:p>Personal ideal proceso 1 Producto A (empleados)</text:p>
          </table:table-cell>
          <table:table-cell/>
          <table:table-cell table:style-name="ce9" table:formula="of:=([.C30]/((100*5.5)*4))*4" office:value-type="float" office:value="4.18181818181818">
            <text:p>4.18</text:p>
          </table:table-cell>
          <table:table-cell table:style-name="ce9" table:formula="of:=([.D30]/((100*5.5)*4))*4" office:value-type="float" office:value="4.18181818181818">
            <text:p>4.18</text:p>
          </table:table-cell>
          <table:table-cell table:style-name="ce9" table:formula="of:=([.E30]/((100*5.5)*4))*4" office:value-type="float" office:value="4.18181818181818">
            <text:p>4.18</text:p>
          </table:table-cell>
          <table:table-cell table:style-name="ce9" table:formula="of:=([.F30]/((100*5.5)*4))*4" office:value-type="float" office:value="4.18181818181818">
            <text:p>4.18</text:p>
          </table:table-cell>
          <table:table-cell table:style-name="ce9" table:formula="of:=([.G30]/((100*5.5)*4))*4" office:value-type="float" office:value="4.36363636363636">
            <text:p>4.36</text:p>
          </table:table-cell>
          <table:table-cell table:style-name="ce9" table:formula="of:=([.H30]/((100*5.5)*4))*4" office:value-type="float" office:value="4.36363636363636">
            <text:p>4.36</text:p>
          </table:table-cell>
          <table:table-cell table:style-name="ce9" table:formula="of:=([.I30]/((100*5.5)*4))*4" office:value-type="float" office:value="4.36363636363636">
            <text:p>4.36</text:p>
          </table:table-cell>
          <table:table-cell table:style-name="ce9" table:formula="of:=([.J30]/((100*5.5)*4))*4" office:value-type="float" office:value="4.36363636363636">
            <text:p>4.36</text:p>
          </table:table-cell>
          <table:table-cell table:style-name="ce9" table:formula="of:=([.K30]/((100*5.5)*4))*4" office:value-type="float" office:value="4.36363636363636">
            <text:p>4.36</text:p>
          </table:table-cell>
          <table:table-cell table:style-name="ce9" table:formula="of:=([.L30]/((100*5.5)*4))*4" office:value-type="float" office:value="4.27272727272727">
            <text:p>4.27</text:p>
          </table:table-cell>
          <table:table-cell table:style-name="ce9" table:formula="of:=([.M30]/((100*5.5)*4))*4" office:value-type="float" office:value="4.18181818181818">
            <text:p>4.18</text:p>
          </table:table-cell>
          <table:table-cell table:style-name="ce9" table:formula="of:=([.N30]/((100*5.5)*4))*4" office:value-type="float" office:value="4">
            <text:p>4.00</text:p>
          </table:table-cell>
          <table:table-cell table:number-columns-repeated="2"/>
          <table:table-cell table:style-name="ce12" office:value-type="string">
            <text:p>N/A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Personal ideal proceso 2 Producto A (empleados)</text:p>
          </table:table-cell>
          <table:table-cell/>
          <table:table-cell table:style-name="ce9" table:formula="of:=([.C30]/((80*5.5)*4))*4" office:value-type="float" office:value="5.22727272727273">
            <text:p>5.23</text:p>
          </table:table-cell>
          <table:table-cell table:style-name="ce9" table:formula="of:=([.D30]/((80*5.5)*4))*4" office:value-type="float" office:value="5.22727272727273">
            <text:p>5.23</text:p>
          </table:table-cell>
          <table:table-cell table:style-name="ce9" table:formula="of:=([.E30]/((80*5.5)*4))*4" office:value-type="float" office:value="5.22727272727273">
            <text:p>5.23</text:p>
          </table:table-cell>
          <table:table-cell table:style-name="ce9" table:formula="of:=([.F30]/((80*5.5)*4))*4" office:value-type="float" office:value="5.22727272727273">
            <text:p>5.23</text:p>
          </table:table-cell>
          <table:table-cell table:style-name="ce9" table:formula="of:=([.G30]/((80*5.5)*4))*4" office:value-type="float" office:value="5.45454545454545">
            <text:p>5.45</text:p>
          </table:table-cell>
          <table:table-cell table:style-name="ce9" table:formula="of:=([.H30]/((80*5.5)*4))*4" office:value-type="float" office:value="5.45454545454545">
            <text:p>5.45</text:p>
          </table:table-cell>
          <table:table-cell table:style-name="ce9" table:formula="of:=([.I30]/((80*5.5)*4))*4" office:value-type="float" office:value="5.45454545454545">
            <text:p>5.45</text:p>
          </table:table-cell>
          <table:table-cell table:style-name="ce9" table:formula="of:=([.J30]/((80*5.5)*4))*4" office:value-type="float" office:value="5.45454545454545">
            <text:p>5.45</text:p>
          </table:table-cell>
          <table:table-cell table:style-name="ce9" table:formula="of:=([.K30]/((80*5.5)*4))*4" office:value-type="float" office:value="5.45454545454545">
            <text:p>5.45</text:p>
          </table:table-cell>
          <table:table-cell table:style-name="ce9" table:formula="of:=([.L30]/((80*5.5)*4))*4" office:value-type="float" office:value="5.34090909090909">
            <text:p>5.34</text:p>
          </table:table-cell>
          <table:table-cell table:style-name="ce9" table:formula="of:=([.M30]/((80*5.5)*4))*4" office:value-type="float" office:value="5.22727272727273">
            <text:p>5.23</text:p>
          </table:table-cell>
          <table:table-cell table:style-name="ce9" table:formula="of:=([.N30]/((80*5.5)*4))*4" office:value-type="float" office:value="5">
            <text:p>5.00</text:p>
          </table:table-cell>
          <table:table-cell table:number-columns-repeated="2"/>
          <table:table-cell table:style-name="ce12" office:value-type="string">
            <text:p>N/A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Personal ideal proceso 1 Producto B (empleados)</text:p>
          </table:table-cell>
          <table:table-cell/>
          <table:table-cell table:style-name="ce9" table:formula="of:=([.C31]/((110*5.5)*4))*3" office:value-type="float" office:value="0.929752066115703">
            <text:p>0.93</text:p>
          </table:table-cell>
          <table:table-cell table:style-name="ce9" table:formula="of:=([.D31]/((110*5.5)*4))*3" office:value-type="float" office:value="0.929752066115703">
            <text:p>0.93</text:p>
          </table:table-cell>
          <table:table-cell table:style-name="ce9" table:formula="of:=([.E31]/((110*5.5)*4))*3" office:value-type="float" office:value="0.929752066115703">
            <text:p>0.93</text:p>
          </table:table-cell>
          <table:table-cell table:style-name="ce9" table:formula="of:=([.F31]/((110*5.5)*4))*3" office:value-type="float" office:value="0.929752066115703">
            <text:p>0.93</text:p>
          </table:table-cell>
          <table:table-cell table:style-name="ce9" table:formula="of:=([.G31]/((110*5.5)*4))*3" office:value-type="float" office:value="0.929752066115703">
            <text:p>0.93</text:p>
          </table:table-cell>
          <table:table-cell table:style-name="ce9" table:formula="of:=([.H31]/((110*5.5)*4))*3" office:value-type="float" office:value="0.929752066115703">
            <text:p>0.93</text:p>
          </table:table-cell>
          <table:table-cell table:style-name="ce9" table:formula="of:=([.I31]/((110*5.5)*4))*3" office:value-type="float" office:value="0.991735537190083">
            <text:p>0.99</text:p>
          </table:table-cell>
          <table:table-cell table:style-name="ce9" table:formula="of:=([.J31]/((110*5.5)*4))*3" office:value-type="float" office:value="0.991735537190083">
            <text:p>0.99</text:p>
          </table:table-cell>
          <table:table-cell table:style-name="ce9" table:formula="of:=([.K31]/((110*5.5)*4))*3" office:value-type="float" office:value="0.991735537190083">
            <text:p>0.99</text:p>
          </table:table-cell>
          <table:table-cell table:style-name="ce9" table:formula="of:=([.L31]/((110*5.5)*4))*3" office:value-type="float" office:value="0.991735537190083">
            <text:p>0.99</text:p>
          </table:table-cell>
          <table:table-cell table:style-name="ce9" table:formula="of:=([.M31]/((110*5.5)*4))*3" office:value-type="float" office:value="0.805785123966942">
            <text:p>0.81</text:p>
          </table:table-cell>
          <table:table-cell table:style-name="ce9" table:formula="of:=([.N31]/((110*5.5)*4))*3" office:value-type="float" office:value="0.867768595041322">
            <text:p>0.87</text:p>
          </table:table-cell>
          <table:table-cell table:number-columns-repeated="2"/>
          <table:table-cell table:style-name="ce12" office:value-type="string">
            <text:p>N/A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Personal ideal proceso 2 Producto B (empleados)</text:p>
          </table:table-cell>
          <table:table-cell/>
          <table:table-cell table:style-name="ce9" table:formula="of:=([.C31]/((90*5.5)*4))*5" office:value-type="float" office:value="1.89393939393939">
            <text:p>1.89</text:p>
          </table:table-cell>
          <table:table-cell table:style-name="ce9" table:formula="of:=([.D31]/((90*5.5)*4))*5" office:value-type="float" office:value="1.89393939393939">
            <text:p>1.89</text:p>
          </table:table-cell>
          <table:table-cell table:style-name="ce9" table:formula="of:=([.E31]/((90*5.5)*4))*5" office:value-type="float" office:value="1.89393939393939">
            <text:p>1.89</text:p>
          </table:table-cell>
          <table:table-cell table:style-name="ce9" table:formula="of:=([.F31]/((90*5.5)*4))*5" office:value-type="float" office:value="1.89393939393939">
            <text:p>1.89</text:p>
          </table:table-cell>
          <table:table-cell table:style-name="ce9" table:formula="of:=([.G31]/((90*5.5)*4))*5" office:value-type="float" office:value="1.89393939393939">
            <text:p>1.89</text:p>
          </table:table-cell>
          <table:table-cell table:style-name="ce9" table:formula="of:=([.H31]/((90*5.5)*4))*5" office:value-type="float" office:value="1.89393939393939">
            <text:p>1.89</text:p>
          </table:table-cell>
          <table:table-cell table:style-name="ce9" table:formula="of:=([.I31]/((90*5.5)*4))*5" office:value-type="float" office:value="2.02020202020202">
            <text:p>2.02</text:p>
          </table:table-cell>
          <table:table-cell table:style-name="ce9" table:formula="of:=([.J31]/((90*5.5)*4))*5" office:value-type="float" office:value="2.02020202020202">
            <text:p>2.02</text:p>
          </table:table-cell>
          <table:table-cell table:style-name="ce9" table:formula="of:=([.K31]/((90*5.5)*4))*5" office:value-type="float" office:value="2.02020202020202">
            <text:p>2.02</text:p>
          </table:table-cell>
          <table:table-cell table:style-name="ce9" table:formula="of:=([.L31]/((90*5.5)*4))*5" office:value-type="float" office:value="2.02020202020202">
            <text:p>2.02</text:p>
          </table:table-cell>
          <table:table-cell table:style-name="ce9" table:formula="of:=([.M31]/((90*5.5)*4))*5" office:value-type="float" office:value="1.64141414141414">
            <text:p>1.64</text:p>
          </table:table-cell>
          <table:table-cell table:style-name="ce9" table:formula="of:=([.N31]/((90*5.5)*4))*5" office:value-type="float" office:value="1.76767676767677">
            <text:p>1.77</text:p>
          </table:table-cell>
          <table:table-cell table:number-columns-repeated="2"/>
          <table:table-cell table:style-name="ce12" office:value-type="string">
            <text:p>N/A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Personal real proceso 1 Producto A (empleados)</text:p>
          </table:table-cell>
          <table:table-cell/>
          <table:table-cell table:number-columns-repeated="12" table:style-name="ce9" office:value-type="float" office:value="4.5">
            <text:p>4.50</text:p>
          </table:table-cell>
          <table:table-cell table:number-columns-repeated="2"/>
          <table:table-cell table:style-name="ce12"/>
          <table:table-cell table:number-columns-repeated="1007"/>
        </table:table-row>
        <table:table-row table:style-name="ro2">
          <table:table-cell table:style-name="ce3" office:value-type="string">
            <text:p>Personal real proceso 2 Producto A (empleados)</text:p>
          </table:table-cell>
          <table:table-cell/>
          <table:table-cell table:number-columns-repeated="12" table:style-name="ce9" office:value-type="float" office:value="5.5">
            <text:p>5.50</text:p>
          </table:table-cell>
          <table:table-cell table:number-columns-repeated="2"/>
          <table:table-cell table:style-name="ce12"/>
          <table:table-cell table:number-columns-repeated="1007"/>
        </table:table-row>
        <table:table-row table:style-name="ro2">
          <table:table-cell table:style-name="ce3" office:value-type="string">
            <text:p>Personal real proceso 1 Producto B (empleados)</text:p>
          </table:table-cell>
          <table:table-cell/>
          <table:table-cell table:number-columns-repeated="12" table:style-name="ce9" office:value-type="float" office:value="1">
            <text:p>1.00</text:p>
          </table:table-cell>
          <table:table-cell table:number-columns-repeated="2"/>
          <table:table-cell table:style-name="ce12"/>
          <table:table-cell table:number-columns-repeated="1007"/>
        </table:table-row>
        <table:table-row table:style-name="ro2">
          <table:table-cell table:style-name="ce3" office:value-type="string">
            <text:p>Personal real proceso 2 Producto B (empleados)</text:p>
          </table:table-cell>
          <table:table-cell/>
          <table:table-cell table:number-columns-repeated="12" table:style-name="ce9" office:value-type="float" office:value="2.5">
            <text:p>2.50</text:p>
          </table:table-cell>
          <table:table-cell table:number-columns-repeated="2"/>
          <table:table-cell table:style-name="ce12"/>
          <table:table-cell table:number-columns-repeated="1007"/>
        </table:table-row>
        <table:table-row table:style-name="ro2">
          <table:table-cell table:style-name="ce2" office:value-type="string" table:number-columns-spanned="17" table:number-rows-spanned="1">
            <text:p>Contrataciones</text:p>
          </table:table-cell>
          <table:covered-table-cell table:number-columns-repeated="13" table:style-name="ce2"/>
          <table:covered-table-cell table:number-columns-repeated="3"/>
          <table:table-cell table:number-columns-repeated="1007"/>
        </table:table-row>
        <table:table-row table:style-name="ro2">
          <table:table-cell table:style-name="ce3" office:value-type="string">
            <text:p>Remuneración personal proceso 1 Producto A ($)</text:p>
          </table:table-cell>
          <table:table-cell/>
          <table:table-cell table:style-name="ce9" table:formula="of:=((([.C54]*44)*4)*34)*1.8" office:value-type="float" office:value="48470.4">
            <text:p>48,470.40</text:p>
          </table:table-cell>
          <table:table-cell table:style-name="ce9" table:formula="of:=((([.D54]*44)*4)*34)*1.8" office:value-type="float" office:value="48470.4">
            <text:p>48,470.40</text:p>
          </table:table-cell>
          <table:table-cell table:style-name="ce9" table:formula="of:=((([.E54]*44)*4)*34)*1.8" office:value-type="float" office:value="48470.4">
            <text:p>48,470.40</text:p>
          </table:table-cell>
          <table:table-cell table:style-name="ce9" table:formula="of:=((([.F54]*44)*4)*34)*1.8" office:value-type="float" office:value="48470.4">
            <text:p>48,470.40</text:p>
          </table:table-cell>
          <table:table-cell table:style-name="ce9" table:formula="of:=((([.G54]*44)*4)*34)*1.8" office:value-type="float" office:value="48470.4">
            <text:p>48,470.40</text:p>
          </table:table-cell>
          <table:table-cell table:style-name="ce9" table:formula="of:=((([.H54]*44)*4)*34)*1.8" office:value-type="float" office:value="48470.4">
            <text:p>48,470.40</text:p>
          </table:table-cell>
          <table:table-cell table:style-name="ce9" table:formula="of:=((([.I54]*44)*4)*34)*1.8" office:value-type="float" office:value="48470.4">
            <text:p>48,470.40</text:p>
          </table:table-cell>
          <table:table-cell table:style-name="ce9" table:formula="of:=((([.J54]*44)*4)*34)*1.8" office:value-type="float" office:value="48470.4">
            <text:p>48,470.40</text:p>
          </table:table-cell>
          <table:table-cell table:style-name="ce9" table:formula="of:=((([.K54]*44)*4)*34)*1.8" office:value-type="float" office:value="48470.4">
            <text:p>48,470.40</text:p>
          </table:table-cell>
          <table:table-cell table:style-name="ce9" table:formula="of:=((([.L54]*44)*4)*34)*1.8" office:value-type="float" office:value="48470.4">
            <text:p>48,470.40</text:p>
          </table:table-cell>
          <table:table-cell table:style-name="ce9" table:formula="of:=((([.M54]*44)*4)*34)*1.8" office:value-type="float" office:value="48470.4">
            <text:p>48,470.40</text:p>
          </table:table-cell>
          <table:table-cell table:style-name="ce9" table:formula="of:=((([.N54]*44)*4)*34)*1.8" office:value-type="float" office:value="48470.4">
            <text:p>48,470.40</text:p>
          </table:table-cell>
          <table:table-cell table:style-name="ce9" table:number-columns-repeated="2"/>
          <table:table-cell table:style-name="ce11" table:formula="of:=SUM([.C59:.N59])" office:value-type="float" office:value="581644.8">
            <text:p>581,644.80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Remuneración personal proceso 2 Producto A ($)</text:p>
          </table:table-cell>
          <table:table-cell/>
          <table:table-cell table:style-name="ce9" table:formula="of:=((([.C55]*44)*4)*28)*1.8" office:value-type="float" office:value="48787.2">
            <text:p>48,787.20</text:p>
          </table:table-cell>
          <table:table-cell table:style-name="ce9" table:formula="of:=((([.D55]*44)*4)*28)*1.8" office:value-type="float" office:value="48787.2">
            <text:p>48,787.20</text:p>
          </table:table-cell>
          <table:table-cell table:style-name="ce9" table:formula="of:=((([.E55]*44)*4)*28)*1.8" office:value-type="float" office:value="48787.2">
            <text:p>48,787.20</text:p>
          </table:table-cell>
          <table:table-cell table:style-name="ce9" table:formula="of:=((([.F55]*44)*4)*28)*1.8" office:value-type="float" office:value="48787.2">
            <text:p>48,787.20</text:p>
          </table:table-cell>
          <table:table-cell table:style-name="ce9" table:formula="of:=((([.G55]*44)*4)*28)*1.8" office:value-type="float" office:value="48787.2">
            <text:p>48,787.20</text:p>
          </table:table-cell>
          <table:table-cell table:style-name="ce9" table:formula="of:=((([.H55]*44)*4)*28)*1.8" office:value-type="float" office:value="48787.2">
            <text:p>48,787.20</text:p>
          </table:table-cell>
          <table:table-cell table:style-name="ce9" table:formula="of:=((([.I55]*44)*4)*28)*1.8" office:value-type="float" office:value="48787.2">
            <text:p>48,787.20</text:p>
          </table:table-cell>
          <table:table-cell table:style-name="ce9" table:formula="of:=((([.J55]*44)*4)*28)*1.8" office:value-type="float" office:value="48787.2">
            <text:p>48,787.20</text:p>
          </table:table-cell>
          <table:table-cell table:style-name="ce9" table:formula="of:=((([.K55]*44)*4)*28)*1.8" office:value-type="float" office:value="48787.2">
            <text:p>48,787.20</text:p>
          </table:table-cell>
          <table:table-cell table:style-name="ce9" table:formula="of:=((([.L55]*44)*4)*28)*1.8" office:value-type="float" office:value="48787.2">
            <text:p>48,787.20</text:p>
          </table:table-cell>
          <table:table-cell table:style-name="ce9" table:formula="of:=((([.M55]*44)*4)*28)*1.8" office:value-type="float" office:value="48787.2">
            <text:p>48,787.20</text:p>
          </table:table-cell>
          <table:table-cell table:style-name="ce9" table:formula="of:=((([.N55]*44)*4)*28)*1.8" office:value-type="float" office:value="48787.2">
            <text:p>48,787.20</text:p>
          </table:table-cell>
          <table:table-cell table:style-name="ce9" table:number-columns-repeated="2"/>
          <table:table-cell table:style-name="ce11" table:formula="of:=SUM([.C60:.N60])" office:value-type="float" office:value="585446.4">
            <text:p>585,446.40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Remuneración personal proceso 1 Producto B ($)</text:p>
          </table:table-cell>
          <table:table-cell/>
          <table:table-cell table:style-name="ce9" table:formula="of:=((([.C56]*44)*4)*42)*1.8" office:value-type="float" office:value="13305.6">
            <text:p>13,305.60</text:p>
          </table:table-cell>
          <table:table-cell table:style-name="ce9" table:formula="of:=((([.D56]*44)*4)*42)*1.8" office:value-type="float" office:value="13305.6">
            <text:p>13,305.60</text:p>
          </table:table-cell>
          <table:table-cell table:style-name="ce9" table:formula="of:=((([.E56]*44)*4)*42)*1.8" office:value-type="float" office:value="13305.6">
            <text:p>13,305.60</text:p>
          </table:table-cell>
          <table:table-cell table:style-name="ce9" table:formula="of:=((([.F56]*44)*4)*42)*1.8" office:value-type="float" office:value="13305.6">
            <text:p>13,305.60</text:p>
          </table:table-cell>
          <table:table-cell table:style-name="ce9" table:formula="of:=((([.G56]*44)*4)*42)*1.8" office:value-type="float" office:value="13305.6">
            <text:p>13,305.60</text:p>
          </table:table-cell>
          <table:table-cell table:style-name="ce9" table:formula="of:=((([.H56]*44)*4)*42)*1.8" office:value-type="float" office:value="13305.6">
            <text:p>13,305.60</text:p>
          </table:table-cell>
          <table:table-cell table:style-name="ce9" table:formula="of:=((([.I56]*44)*4)*42)*1.8" office:value-type="float" office:value="13305.6">
            <text:p>13,305.60</text:p>
          </table:table-cell>
          <table:table-cell table:style-name="ce9" table:formula="of:=((([.J56]*44)*4)*42)*1.8" office:value-type="float" office:value="13305.6">
            <text:p>13,305.60</text:p>
          </table:table-cell>
          <table:table-cell table:style-name="ce9" table:formula="of:=((([.K56]*44)*4)*42)*1.8" office:value-type="float" office:value="13305.6">
            <text:p>13,305.60</text:p>
          </table:table-cell>
          <table:table-cell table:style-name="ce9" table:formula="of:=((([.L56]*44)*4)*42)*1.8" office:value-type="float" office:value="13305.6">
            <text:p>13,305.60</text:p>
          </table:table-cell>
          <table:table-cell table:style-name="ce9" table:formula="of:=((([.M56]*44)*4)*42)*1.8" office:value-type="float" office:value="13305.6">
            <text:p>13,305.60</text:p>
          </table:table-cell>
          <table:table-cell table:style-name="ce9" table:formula="of:=((([.N56]*44)*4)*42)*1.8" office:value-type="float" office:value="13305.6">
            <text:p>13,305.60</text:p>
          </table:table-cell>
          <table:table-cell table:style-name="ce9" table:number-columns-repeated="2"/>
          <table:table-cell table:style-name="ce11" table:formula="of:=SUM([.C61:.N61])" office:value-type="float" office:value="159667.2">
            <text:p>159,667.20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Remuneración personal proceso 2 Producto B ($)</text:p>
          </table:table-cell>
          <table:table-cell/>
          <table:table-cell table:style-name="ce9" table:formula="of:=((([.C57]*44)*4)*31)*1.8" office:value-type="float" office:value="24552">
            <text:p>24,552.00</text:p>
          </table:table-cell>
          <table:table-cell table:style-name="ce9" table:formula="of:=((([.D57]*44)*4)*31)*1.8" office:value-type="float" office:value="24552">
            <text:p>24,552.00</text:p>
          </table:table-cell>
          <table:table-cell table:style-name="ce9" table:formula="of:=((([.E57]*44)*4)*31)*1.8" office:value-type="float" office:value="24552">
            <text:p>24,552.00</text:p>
          </table:table-cell>
          <table:table-cell table:style-name="ce9" table:formula="of:=((([.F57]*44)*4)*31)*1.8" office:value-type="float" office:value="24552">
            <text:p>24,552.00</text:p>
          </table:table-cell>
          <table:table-cell table:style-name="ce9" table:formula="of:=((([.G57]*44)*4)*31)*1.8" office:value-type="float" office:value="24552">
            <text:p>24,552.00</text:p>
          </table:table-cell>
          <table:table-cell table:style-name="ce9" table:formula="of:=((([.H57]*44)*4)*31)*1.8" office:value-type="float" office:value="24552">
            <text:p>24,552.00</text:p>
          </table:table-cell>
          <table:table-cell table:style-name="ce9" table:formula="of:=((([.I57]*44)*4)*31)*1.8" office:value-type="float" office:value="24552">
            <text:p>24,552.00</text:p>
          </table:table-cell>
          <table:table-cell table:style-name="ce9" table:formula="of:=((([.J57]*44)*4)*31)*1.8" office:value-type="float" office:value="24552">
            <text:p>24,552.00</text:p>
          </table:table-cell>
          <table:table-cell table:style-name="ce9" table:formula="of:=((([.K57]*44)*4)*31)*1.8" office:value-type="float" office:value="24552">
            <text:p>24,552.00</text:p>
          </table:table-cell>
          <table:table-cell table:style-name="ce9" table:formula="of:=((([.L57]*44)*4)*31)*1.8" office:value-type="float" office:value="24552">
            <text:p>24,552.00</text:p>
          </table:table-cell>
          <table:table-cell table:style-name="ce9" table:formula="of:=((([.M57]*44)*4)*31)*1.8" office:value-type="float" office:value="24552">
            <text:p>24,552.00</text:p>
          </table:table-cell>
          <table:table-cell table:style-name="ce9" table:formula="of:=((([.N57]*44)*4)*31)*1.8" office:value-type="float" office:value="24552">
            <text:p>24,552.00</text:p>
          </table:table-cell>
          <table:table-cell table:style-name="ce9" table:number-columns-repeated="2"/>
          <table:table-cell table:style-name="ce11" table:formula="of:=SUM([.C62:.N62])" office:value-type="float" office:value="294624">
            <text:p>294,624.00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Egresos por remuneraciones ($)</text:p>
          </table:table-cell>
          <table:table-cell/>
          <table:table-cell table:style-name="ce9" table:formula="of:=SUM([.C59:.C62])" office:value-type="float" office:value="135115.2">
            <text:p>135,115.20</text:p>
          </table:table-cell>
          <table:table-cell table:style-name="ce9" table:formula="of:=SUM([.D59:.D62])" office:value-type="float" office:value="135115.2">
            <text:p>135,115.20</text:p>
          </table:table-cell>
          <table:table-cell table:style-name="ce9" table:formula="of:=SUM([.E59:.E62])" office:value-type="float" office:value="135115.2">
            <text:p>135,115.20</text:p>
          </table:table-cell>
          <table:table-cell table:style-name="ce9" table:formula="of:=SUM([.F59:.F62])" office:value-type="float" office:value="135115.2">
            <text:p>135,115.20</text:p>
          </table:table-cell>
          <table:table-cell table:style-name="ce9" table:formula="of:=SUM([.G59:.G62])" office:value-type="float" office:value="135115.2">
            <text:p>135,115.20</text:p>
          </table:table-cell>
          <table:table-cell table:style-name="ce9" table:formula="of:=SUM([.H59:.H62])" office:value-type="float" office:value="135115.2">
            <text:p>135,115.20</text:p>
          </table:table-cell>
          <table:table-cell table:style-name="ce9" table:formula="of:=SUM([.I59:.I62])" office:value-type="float" office:value="135115.2">
            <text:p>135,115.20</text:p>
          </table:table-cell>
          <table:table-cell table:style-name="ce9" table:formula="of:=SUM([.J59:.J62])" office:value-type="float" office:value="135115.2">
            <text:p>135,115.20</text:p>
          </table:table-cell>
          <table:table-cell table:style-name="ce9" table:formula="of:=SUM([.K59:.K62])" office:value-type="float" office:value="135115.2">
            <text:p>135,115.20</text:p>
          </table:table-cell>
          <table:table-cell table:style-name="ce9" table:formula="of:=SUM([.L59:.L62])" office:value-type="float" office:value="135115.2">
            <text:p>135,115.20</text:p>
          </table:table-cell>
          <table:table-cell table:style-name="ce9" table:formula="of:=SUM([.M59:.M62])" office:value-type="float" office:value="135115.2">
            <text:p>135,115.20</text:p>
          </table:table-cell>
          <table:table-cell table:style-name="ce9" table:formula="of:=SUM([.N59:.N62])" office:value-type="float" office:value="135115.2">
            <text:p>135,115.20</text:p>
          </table:table-cell>
          <table:table-cell table:style-name="ce9" table:number-columns-repeated="2"/>
          <table:table-cell table:style-name="ce11" table:formula="of:=SUM([.C63:.N63])" office:value-type="float" office:value="1621382.4">
            <text:p>1,621,382.40</text:p>
          </table:table-cell>
          <table:table-cell table:number-columns-repeated="1007"/>
        </table:table-row>
        <table:table-row table:style-name="ro2">
          <table:table-cell table:style-name="ce2" office:value-type="string" table:number-columns-spanned="17" table:number-rows-spanned="1">
            <text:p>Amortizaciones</text:p>
          </table:table-cell>
          <table:covered-table-cell table:number-columns-repeated="13" table:style-name="ce2"/>
          <table:covered-table-cell table:number-columns-repeated="3"/>
          <table:table-cell table:number-columns-repeated="1007"/>
        </table:table-row>
        <table:table-row table:style-name="ro2">
          <table:table-cell table:style-name="ce3" office:value-type="string">
            <text:p>Amortización de inmuebles ($)</text:p>
          </table:table-cell>
          <table:table-cell/>
          <table:table-cell table:style-name="ce9" table:formula="of:=1500000/(50*12)" office:value-type="float" office:value="2500">
            <text:p>2,500.00</text:p>
          </table:table-cell>
          <table:table-cell table:style-name="ce9" table:formula="of:=1500000/(50*12)" office:value-type="float" office:value="2500">
            <text:p>2,500.00</text:p>
          </table:table-cell>
          <table:table-cell table:style-name="ce9" table:formula="of:=1500000/(50*12)" office:value-type="float" office:value="2500">
            <text:p>2,500.00</text:p>
          </table:table-cell>
          <table:table-cell table:style-name="ce9" table:formula="of:=1500000/(50*12)" office:value-type="float" office:value="2500">
            <text:p>2,500.00</text:p>
          </table:table-cell>
          <table:table-cell table:style-name="ce9" table:formula="of:=1500000/(50*12)" office:value-type="float" office:value="2500">
            <text:p>2,500.00</text:p>
          </table:table-cell>
          <table:table-cell table:style-name="ce9" table:formula="of:=1500000/(50*12)" office:value-type="float" office:value="2500">
            <text:p>2,500.00</text:p>
          </table:table-cell>
          <table:table-cell table:style-name="ce9" table:formula="of:=1500000/(50*12)" office:value-type="float" office:value="2500">
            <text:p>2,500.00</text:p>
          </table:table-cell>
          <table:table-cell table:style-name="ce9" table:formula="of:=1500000/(50*12)" office:value-type="float" office:value="2500">
            <text:p>2,500.00</text:p>
          </table:table-cell>
          <table:table-cell table:style-name="ce9" table:formula="of:=1500000/(50*12)" office:value-type="float" office:value="2500">
            <text:p>2,500.00</text:p>
          </table:table-cell>
          <table:table-cell table:style-name="ce9" table:formula="of:=1500000/(50*12)" office:value-type="float" office:value="2500">
            <text:p>2,500.00</text:p>
          </table:table-cell>
          <table:table-cell table:style-name="ce9" table:formula="of:=1500000/(50*12)" office:value-type="float" office:value="2500">
            <text:p>2,500.00</text:p>
          </table:table-cell>
          <table:table-cell table:style-name="ce9" table:formula="of:=1500000/(50*12)" office:value-type="float" office:value="2500">
            <text:p>2,500.00</text:p>
          </table:table-cell>
          <table:table-cell table:style-name="ce9" table:number-columns-repeated="2"/>
          <table:table-cell table:style-name="ce11" table:formula="of:=SUM([.C65:.N65])" office:value-type="float" office:value="30000">
            <text:p>30,000.00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Amortización de equipos y bienes muebles ($)</text:p>
          </table:table-cell>
          <table:table-cell/>
          <table:table-cell table:style-name="ce9" table:formula="of:=500000/(10*12)" office:value-type="float" office:value="4166.66666666667">
            <text:p>4,166.67</text:p>
          </table:table-cell>
          <table:table-cell table:style-name="ce9" table:formula="of:=500000/(10*12)" office:value-type="float" office:value="4166.66666666667">
            <text:p>4,166.67</text:p>
          </table:table-cell>
          <table:table-cell table:style-name="ce9" table:formula="of:=500000/(10*12)" office:value-type="float" office:value="4166.66666666667">
            <text:p>4,166.67</text:p>
          </table:table-cell>
          <table:table-cell table:style-name="ce9" table:formula="of:=500000/(10*12)" office:value-type="float" office:value="4166.66666666667">
            <text:p>4,166.67</text:p>
          </table:table-cell>
          <table:table-cell table:style-name="ce9" table:formula="of:=500000/(10*12)" office:value-type="float" office:value="4166.66666666667">
            <text:p>4,166.67</text:p>
          </table:table-cell>
          <table:table-cell table:style-name="ce9" table:formula="of:=500000/(10*12)" office:value-type="float" office:value="4166.66666666667">
            <text:p>4,166.67</text:p>
          </table:table-cell>
          <table:table-cell table:style-name="ce9" table:formula="of:=500000/(10*12)" office:value-type="float" office:value="4166.66666666667">
            <text:p>4,166.67</text:p>
          </table:table-cell>
          <table:table-cell table:style-name="ce9" table:formula="of:=500000/(10*12)" office:value-type="float" office:value="4166.66666666667">
            <text:p>4,166.67</text:p>
          </table:table-cell>
          <table:table-cell table:style-name="ce9" table:formula="of:=500000/(10*12)" office:value-type="float" office:value="4166.66666666667">
            <text:p>4,166.67</text:p>
          </table:table-cell>
          <table:table-cell table:style-name="ce9" table:formula="of:=500000/(10*12)" office:value-type="float" office:value="4166.66666666667">
            <text:p>4,166.67</text:p>
          </table:table-cell>
          <table:table-cell table:style-name="ce9" table:formula="of:=500000/(10*12)" office:value-type="float" office:value="4166.66666666667">
            <text:p>4,166.67</text:p>
          </table:table-cell>
          <table:table-cell table:style-name="ce9" table:formula="of:=500000/(10*12)" office:value-type="float" office:value="4166.66666666667">
            <text:p>4,166.67</text:p>
          </table:table-cell>
          <table:table-cell table:style-name="ce9" table:number-columns-repeated="2"/>
          <table:table-cell table:style-name="ce11" table:formula="of:=SUM([.C66:.N66])" office:value-type="float" office:value="50000">
            <text:p>50,000.00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Total amortizaciones ($)</text:p>
          </table:table-cell>
          <table:table-cell/>
          <table:table-cell table:style-name="ce9" table:formula="of:=SUM([.C65:.C66])" office:value-type="float" office:value="6666.66666666667">
            <text:p>6,666.67</text:p>
          </table:table-cell>
          <table:table-cell table:style-name="ce9" table:formula="of:=SUM([.D65:.D66])" office:value-type="float" office:value="6666.66666666667">
            <text:p>6,666.67</text:p>
          </table:table-cell>
          <table:table-cell table:style-name="ce9" table:formula="of:=SUM([.E65:.E66])" office:value-type="float" office:value="6666.66666666667">
            <text:p>6,666.67</text:p>
          </table:table-cell>
          <table:table-cell table:style-name="ce9" table:formula="of:=SUM([.F65:.F66])" office:value-type="float" office:value="6666.66666666667">
            <text:p>6,666.67</text:p>
          </table:table-cell>
          <table:table-cell table:style-name="ce9" table:formula="of:=SUM([.G65:.G66])" office:value-type="float" office:value="6666.66666666667">
            <text:p>6,666.67</text:p>
          </table:table-cell>
          <table:table-cell table:style-name="ce9" table:formula="of:=SUM([.H65:.H66])" office:value-type="float" office:value="6666.66666666667">
            <text:p>6,666.67</text:p>
          </table:table-cell>
          <table:table-cell table:style-name="ce9" table:formula="of:=SUM([.I65:.I66])" office:value-type="float" office:value="6666.66666666667">
            <text:p>6,666.67</text:p>
          </table:table-cell>
          <table:table-cell table:style-name="ce9" table:formula="of:=SUM([.J65:.J66])" office:value-type="float" office:value="6666.66666666667">
            <text:p>6,666.67</text:p>
          </table:table-cell>
          <table:table-cell table:style-name="ce9" table:formula="of:=SUM([.K65:.K66])" office:value-type="float" office:value="6666.66666666667">
            <text:p>6,666.67</text:p>
          </table:table-cell>
          <table:table-cell table:style-name="ce9" table:formula="of:=SUM([.L65:.L66])" office:value-type="float" office:value="6666.66666666667">
            <text:p>6,666.67</text:p>
          </table:table-cell>
          <table:table-cell table:style-name="ce9" table:formula="of:=SUM([.M65:.M66])" office:value-type="float" office:value="6666.66666666667">
            <text:p>6,666.67</text:p>
          </table:table-cell>
          <table:table-cell table:style-name="ce9" table:formula="of:=SUM([.N65:.N66])" office:value-type="float" office:value="6666.66666666667">
            <text:p>6,666.67</text:p>
          </table:table-cell>
          <table:table-cell table:style-name="ce9" table:number-columns-repeated="2"/>
          <table:table-cell table:style-name="ce11"/>
          <table:table-cell table:number-columns-repeated="1007"/>
        </table:table-row>
        <table:table-row table:style-name="ro2">
          <table:table-cell table:style-name="ce2" office:value-type="string" table:number-columns-spanned="17" table:number-rows-spanned="1">
            <text:p>Otros gastos operativos</text:p>
          </table:table-cell>
          <table:covered-table-cell table:number-columns-repeated="13" table:style-name="ce2"/>
          <table:covered-table-cell table:number-columns-repeated="3"/>
          <table:table-cell table:style-name="ce13" table:number-columns-repeated="6"/>
          <table:table-cell table:number-columns-repeated="1001"/>
        </table:table-row>
        <table:table-row table:style-name="ro2">
          <table:table-cell table:style-name="ce3" office:value-type="string">
            <text:p>Gastos por inversiones ($)</text:p>
          </table:table-cell>
          <table:table-cell/>
          <table:table-cell table:number-columns-repeated="3" table:style-name="ce9" office:value-type="float" office:value="0">
            <text:p>0.00</text:p>
          </table:table-cell>
          <table:table-cell table:style-name="ce9" table:formula="of:=950000/5" office:value-type="float" office:value="190000">
            <text:p>190,000.00</text:p>
          </table:table-cell>
          <table:table-cell table:style-name="ce9" table:formula="of:=950000/5" office:value-type="float" office:value="190000">
            <text:p>190,000.00</text:p>
          </table:table-cell>
          <table:table-cell table:style-name="ce9" table:formula="of:=950000/5" office:value-type="float" office:value="190000">
            <text:p>190,000.00</text:p>
          </table:table-cell>
          <table:table-cell table:style-name="ce9" table:formula="of:=950000/5" office:value-type="float" office:value="190000">
            <text:p>190,000.00</text:p>
          </table:table-cell>
          <table:table-cell table:style-name="ce9" table:formula="of:=950000/5" office:value-type="float" office:value="190000">
            <text:p>190,000.00</text:p>
          </table:table-cell>
          <table:table-cell table:number-columns-repeated="4" table:style-name="ce9" office:value-type="float" office:value="0">
            <text:p>0.00</text:p>
          </table:table-cell>
          <table:table-cell table:style-name="ce9" table:number-columns-repeated="2"/>
          <table:table-cell table:style-name="ce11" table:formula="of:=SUM([.C69:.N69])" office:value-type="float" office:value="950000">
            <text:p>950,000.00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Gastos de mantenimiento ($)</text:p>
          </table:table-cell>
          <table:table-cell/>
          <table:table-cell table:number-columns-repeated="3" table:style-name="ce9" office:value-type="float" office:value="107000">
            <text:p>107,000.00</text:p>
          </table:table-cell>
          <table:table-cell table:number-columns-repeated="9" table:style-name="ce9" office:value-type="float" office:value="87000">
            <text:p>87,000.00</text:p>
          </table:table-cell>
          <table:table-cell table:style-name="ce9" table:number-columns-repeated="2"/>
          <table:table-cell table:style-name="ce11" table:formula="of:=SUM([.C70:.N70])" office:value-type="float" office:value="1104000">
            <text:p>1,104,000.00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Gastos generales de fabricación ($)</text:p>
          </table:table-cell>
          <table:table-cell/>
          <table:table-cell table:number-columns-repeated="12" table:style-name="ce9" office:value-type="float" office:value="145000">
            <text:p>145,000.00</text:p>
          </table:table-cell>
          <table:table-cell table:style-name="ce9" table:number-columns-repeated="2"/>
          <table:table-cell table:style-name="ce11" table:formula="of:=SUM([.C71:.N71])" office:value-type="float" office:value="1740000">
            <text:p>1,740,000.00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Gastos generales de administración ($)</text:p>
          </table:table-cell>
          <table:table-cell/>
          <table:table-cell table:number-columns-repeated="12" table:style-name="ce9" office:value-type="float" office:value="120000">
            <text:p>120,000.00</text:p>
          </table:table-cell>
          <table:table-cell table:style-name="ce9" table:number-columns-repeated="2"/>
          <table:table-cell table:style-name="ce11" table:formula="of:=SUM([.C72:.N72])" office:value-type="float" office:value="1440000">
            <text:p>1,440,000.00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Gastos de comercialización ($)</text:p>
          </table:table-cell>
          <table:table-cell/>
          <table:table-cell table:style-name="ce9" table:formula="of:=0.05*[.E21]" office:value-type="float" office:value="131302.0905">
            <text:p>131,302.09</text:p>
          </table:table-cell>
          <table:table-cell table:style-name="ce9" table:formula="of:=0.05*[.F21]" office:value-type="float" office:value="133527.75625">
            <text:p>133,527.76</text:p>
          </table:table-cell>
          <table:table-cell table:style-name="ce9" table:formula="of:=0.05*[.G21]" office:value-type="float" office:value="134457.757875">
            <text:p>134,457.76</text:p>
          </table:table-cell>
          <table:table-cell table:style-name="ce9" table:formula="of:=0.05*[.H21]" office:value-type="float" office:value="131569.024125">
            <text:p>131,569.02</text:p>
          </table:table-cell>
          <table:table-cell table:style-name="ce9" table:formula="of:=0.05*[.I21]" office:value-type="float" office:value="136449.399625">
            <text:p>136,449.40</text:p>
          </table:table-cell>
          <table:table-cell table:style-name="ce9" table:formula="of:=0.05*[.J21]" office:value-type="float" office:value="159639.715375">
            <text:p>159,639.72</text:p>
          </table:table-cell>
          <table:table-cell table:style-name="ce9" table:formula="of:=0.05*[.K21]" office:value-type="float" office:value="172247.758375">
            <text:p>172,247.76</text:p>
          </table:table-cell>
          <table:table-cell table:style-name="ce9" table:formula="of:=0.05*[.L21]" office:value-type="float" office:value="165072.24125">
            <text:p>165,072.24</text:p>
          </table:table-cell>
          <table:table-cell table:style-name="ce9" table:formula="of:=0.05*[.M21]" office:value-type="float" office:value="145439.821625">
            <text:p>145,439.82</text:p>
          </table:table-cell>
          <table:table-cell table:style-name="ce9" table:formula="of:=0.05*[.N21]" office:value-type="float" office:value="126606.984">
            <text:p>126,606.98</text:p>
          </table:table-cell>
          <table:table-cell table:style-name="ce9" table:formula="of:=(0.05*[.C21])*1.05" office:value-type="float" office:value="119649.70644375">
            <text:p>119,649.71</text:p>
          </table:table-cell>
          <table:table-cell table:style-name="ce9" table:formula="of:=(0.05*[.D21])*1.05" office:value-type="float" office:value="126301.47298125">
            <text:p>126,301.47</text:p>
          </table:table-cell>
          <table:table-cell table:style-name="ce9" table:number-columns-repeated="2"/>
          <table:table-cell table:style-name="ce11" table:formula="of:=SUM([.C73:.N73])" office:value-type="float" office:value="1682263.728425">
            <text:p>1,682,263.73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Egresos por otros gastos operativos ($)</text:p>
          </table:table-cell>
          <table:table-cell/>
          <table:table-cell table:style-name="ce9" table:formula="of:=SUM([.C69:.C73])" office:value-type="float" office:value="503302.0905">
            <text:p>503,302.09</text:p>
          </table:table-cell>
          <table:table-cell table:style-name="ce9" table:formula="of:=SUM([.D69:.D73])" office:value-type="float" office:value="505527.75625">
            <text:p>505,527.76</text:p>
          </table:table-cell>
          <table:table-cell table:style-name="ce9" table:formula="of:=SUM([.E69:.E73])" office:value-type="float" office:value="506457.757875">
            <text:p>506,457.76</text:p>
          </table:table-cell>
          <table:table-cell table:style-name="ce9" table:formula="of:=SUM([.F69:.F73])" office:value-type="float" office:value="673569.024125">
            <text:p>673,569.02</text:p>
          </table:table-cell>
          <table:table-cell table:style-name="ce9" table:formula="of:=SUM([.G69:.G73])" office:value-type="float" office:value="678449.399625">
            <text:p>678,449.40</text:p>
          </table:table-cell>
          <table:table-cell table:style-name="ce9" table:formula="of:=SUM([.H69:.H73])" office:value-type="float" office:value="701639.715375">
            <text:p>701,639.72</text:p>
          </table:table-cell>
          <table:table-cell table:style-name="ce9" table:formula="of:=SUM([.I69:.I73])" office:value-type="float" office:value="714247.758375">
            <text:p>714,247.76</text:p>
          </table:table-cell>
          <table:table-cell table:style-name="ce9" table:formula="of:=SUM([.J69:.J73])" office:value-type="float" office:value="707072.24125">
            <text:p>707,072.24</text:p>
          </table:table-cell>
          <table:table-cell table:style-name="ce9" table:formula="of:=SUM([.K69:.K73])" office:value-type="float" office:value="497439.821625">
            <text:p>497,439.82</text:p>
          </table:table-cell>
          <table:table-cell table:style-name="ce9" table:formula="of:=SUM([.L69:.L73])" office:value-type="float" office:value="478606.984">
            <text:p>478,606.98</text:p>
          </table:table-cell>
          <table:table-cell table:style-name="ce9" table:formula="of:=SUM([.M69:.M73])" office:value-type="float" office:value="471649.70644375">
            <text:p>471,649.71</text:p>
          </table:table-cell>
          <table:table-cell table:style-name="ce9" table:formula="of:=SUM([.N69:.N73])" office:value-type="float" office:value="478301.47298125">
            <text:p>478,301.47</text:p>
          </table:table-cell>
          <table:table-cell table:number-columns-repeated="1010"/>
        </table:table-row>
        <table:table-row table:style-name="ro4">
          <table:table-cell table:style-name="ce2" office:value-type="string" table:number-columns-spanned="17" table:number-rows-spanned="1">
            <text:p>Impuestos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3" office:value-type="string">
            <text:p>Ventas ($)</text:p>
          </table:table-cell>
          <table:table-cell/>
          <table:table-cell table:style-name="ce9" table:formula="of:=[.C12]" office:value-type="float" office:value="2286389">
            <text:p>2,286,389.00</text:p>
          </table:table-cell>
          <table:table-cell table:style-name="ce9" table:formula="of:=[.D12]" office:value-type="float" office:value="2549274">
            <text:p>2,549,274.00</text:p>
          </table:table-cell>
          <table:table-cell table:style-name="ce9" table:formula="of:=[.E12]" office:value-type="float" office:value="2729202">
            <text:p>2,729,202.00</text:p>
          </table:table-cell>
          <table:table-cell table:style-name="ce9" table:formula="of:=[.F12]" office:value-type="float" office:value="2638748">
            <text:p>2,638,748.00</text:p>
          </table:table-cell>
          <table:table-cell table:style-name="ce9" table:formula="of:=[.G12]" office:value-type="float" office:value="2766589">
            <text:p>2,766,589.00</text:p>
          </table:table-cell>
          <table:table-cell table:style-name="ce9" table:formula="of:=[.H12]" office:value-type="float" office:value="2522618">
            <text:p>2,522,618.00</text:p>
          </table:table-cell>
          <table:table-cell table:style-name="ce9" table:formula="of:=[.I12]" office:value-type="float" office:value="2962785">
            <text:p>2,962,785.00</text:p>
          </table:table-cell>
          <table:table-cell table:style-name="ce9" table:formula="of:=[.J12]" office:value-type="float" office:value="3454892">
            <text:p>3,454,892.00</text:p>
          </table:table-cell>
          <table:table-cell table:style-name="ce9" table:formula="of:=[.K12]" office:value-type="float" office:value="3469641">
            <text:p>3,469,641.00</text:p>
          </table:table-cell>
          <table:table-cell table:style-name="ce9" table:formula="of:=[.L12]" office:value-type="float" office:value="3166429">
            <text:p>3,166,429.00</text:p>
          </table:table-cell>
          <table:table-cell table:style-name="ce9" table:formula="of:=[.M12]" office:value-type="float" office:value="2680398">
            <text:p>2,680,398.00</text:p>
          </table:table-cell>
          <table:table-cell table:style-name="ce9" table:formula="of:=[.N12]" office:value-type="float" office:value="2409330">
            <text:p>2,409,330.00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Costos ($)</text:p>
          </table:table-cell>
          <table:table-cell/>
          <table:table-cell table:style-name="ce9" table:formula="of:=[.C48]+[.C63]+[.C74]" office:value-type="float" office:value="1436917.2905">
            <text:p>1,436,917.29</text:p>
          </table:table-cell>
          <table:table-cell table:style-name="ce9" table:formula="of:=[.D48]+[.D63]+[.D74]" office:value-type="float" office:value="1439142.95625">
            <text:p>1,439,142.96</text:p>
          </table:table-cell>
          <table:table-cell table:style-name="ce9" table:formula="of:=[.E48]+[.E63]+[.E74]" office:value-type="float" office:value="1440072.957875">
            <text:p>1,440,072.96</text:p>
          </table:table-cell>
          <table:table-cell table:style-name="ce9" table:formula="of:=[.F48]+[.F63]+[.F74]" office:value-type="float" office:value="1609384.224125">
            <text:p>1,609,384.22</text:p>
          </table:table-cell>
          <table:table-cell table:style-name="ce9" table:formula="of:=[.G48]+[.G63]+[.G74]" office:value-type="float" office:value="1634064.599625">
            <text:p>1,634,064.60</text:p>
          </table:table-cell>
          <table:table-cell table:style-name="ce9" table:formula="of:=[.H48]+[.H63]+[.H74]" office:value-type="float" office:value="1659204.915375">
            <text:p>1,659,204.92</text:p>
          </table:table-cell>
          <table:table-cell table:style-name="ce9" table:formula="of:=[.I48]+[.I63]+[.I74]" office:value-type="float" office:value="1689362.958375">
            <text:p>1,689,362.96</text:p>
          </table:table-cell>
          <table:table-cell table:style-name="ce9" table:formula="of:=[.J48]+[.J63]+[.J74]" office:value-type="float" office:value="1682187.44125">
            <text:p>1,682,187.44</text:p>
          </table:table-cell>
          <table:table-cell table:style-name="ce9" table:formula="of:=[.K48]+[.K63]+[.K74]" office:value-type="float" office:value="1471455.021625">
            <text:p>1,471,455.02</text:p>
          </table:table-cell>
          <table:table-cell table:style-name="ce9" table:formula="of:=[.L48]+[.L63]+[.L74]" office:value-type="float" office:value="1435772.184">
            <text:p>1,435,772.18</text:p>
          </table:table-cell>
          <table:table-cell table:style-name="ce9" table:formula="of:=[.M48]+[.M63]+[.M74]" office:value-type="float" office:value="1366014.90644375">
            <text:p>1,366,014.91</text:p>
          </table:table-cell>
          <table:table-cell table:style-name="ce9" table:formula="of:=[.N48]+[.N63]+[.N74]" office:value-type="float" office:value="1370416.67298125">
            <text:p>1,370,416.67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Amortizaciones ($)</text:p>
          </table:table-cell>
          <table:table-cell/>
          <table:table-cell table:style-name="ce9" table:formula="of:=[.C67]" office:value-type="float" office:value="6666.66666666667">
            <text:p>6,666.67</text:p>
          </table:table-cell>
          <table:table-cell table:style-name="ce9" table:formula="of:=[.D67]" office:value-type="float" office:value="6666.66666666667">
            <text:p>6,666.67</text:p>
          </table:table-cell>
          <table:table-cell table:style-name="ce9" table:formula="of:=[.E67]" office:value-type="float" office:value="6666.66666666667">
            <text:p>6,666.67</text:p>
          </table:table-cell>
          <table:table-cell table:style-name="ce9" table:formula="of:=[.F67]" office:value-type="float" office:value="6666.66666666667">
            <text:p>6,666.67</text:p>
          </table:table-cell>
          <table:table-cell table:style-name="ce9" table:formula="of:=[.G67]" office:value-type="float" office:value="6666.66666666667">
            <text:p>6,666.67</text:p>
          </table:table-cell>
          <table:table-cell table:style-name="ce9" table:formula="of:=[.H67]" office:value-type="float" office:value="6666.66666666667">
            <text:p>6,666.67</text:p>
          </table:table-cell>
          <table:table-cell table:style-name="ce9" table:formula="of:=[.I67]" office:value-type="float" office:value="6666.66666666667">
            <text:p>6,666.67</text:p>
          </table:table-cell>
          <table:table-cell table:style-name="ce9" table:formula="of:=[.J67]" office:value-type="float" office:value="6666.66666666667">
            <text:p>6,666.67</text:p>
          </table:table-cell>
          <table:table-cell table:style-name="ce9" table:formula="of:=[.K67]" office:value-type="float" office:value="6666.66666666667">
            <text:p>6,666.67</text:p>
          </table:table-cell>
          <table:table-cell table:style-name="ce9" table:formula="of:=[.L67]" office:value-type="float" office:value="6666.66666666667">
            <text:p>6,666.67</text:p>
          </table:table-cell>
          <table:table-cell table:style-name="ce9" table:formula="of:=[.M67]" office:value-type="float" office:value="6666.66666666667">
            <text:p>6,666.67</text:p>
          </table:table-cell>
          <table:table-cell table:style-name="ce9" table:formula="of:=[.N67]" office:value-type="float" office:value="6666.66666666667">
            <text:p>6,666.67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Utilidad bruta ($)</text:p>
          </table:table-cell>
          <table:table-cell/>
          <table:table-cell table:style-name="ce9" table:formula="of:=[.C76]-([.C77]+[.C78])" office:value-type="float" office:value="842805.042833333">
            <text:p>842,805.04</text:p>
          </table:table-cell>
          <table:table-cell table:style-name="ce9" table:formula="of:=[.D76]-([.D77]+[.D78])" office:value-type="float" office:value="1103464.37708333">
            <text:p>1,103,464.38</text:p>
          </table:table-cell>
          <table:table-cell table:style-name="ce9" table:formula="of:=[.E76]-([.E77]+[.E78])" office:value-type="float" office:value="1282462.37545833">
            <text:p>1,282,462.38</text:p>
          </table:table-cell>
          <table:table-cell table:style-name="ce9" table:formula="of:=[.F76]-([.F77]+[.F78])" office:value-type="float" office:value="1022697.10920833">
            <text:p>1,022,697.11</text:p>
          </table:table-cell>
          <table:table-cell table:style-name="ce9" table:formula="of:=[.G76]-([.G77]+[.G78])" office:value-type="float" office:value="1125857.73370833">
            <text:p>1,125,857.73</text:p>
          </table:table-cell>
          <table:table-cell table:style-name="ce9" table:formula="of:=[.H76]-([.H77]+[.H78])" office:value-type="float" office:value="856746.417958333">
            <text:p>856,746.42</text:p>
          </table:table-cell>
          <table:table-cell table:style-name="ce9" table:formula="of:=[.I76]-([.I77]+[.I78])" office:value-type="float" office:value="1266755.37495833">
            <text:p>1,266,755.37</text:p>
          </table:table-cell>
          <table:table-cell table:style-name="ce9" table:formula="of:=[.J76]-([.J77]+[.J78])" office:value-type="float" office:value="1766037.89208333">
            <text:p>1,766,037.89</text:p>
          </table:table-cell>
          <table:table-cell table:style-name="ce9" table:formula="of:=[.K76]-([.K77]+[.K78])" office:value-type="float" office:value="1991519.31170833">
            <text:p>1,991,519.31</text:p>
          </table:table-cell>
          <table:table-cell table:style-name="ce9" table:formula="of:=[.L76]-([.L77]+[.L78])" office:value-type="float" office:value="1723990.14933333">
            <text:p>1,723,990.15</text:p>
          </table:table-cell>
          <table:table-cell table:style-name="ce9" table:formula="of:=[.M76]-([.M77]+[.M78])" office:value-type="float" office:value="1307716.42688958">
            <text:p>1,307,716.43</text:p>
          </table:table-cell>
          <table:table-cell table:style-name="ce9" table:formula="of:=[.N76]-([.N77]+[.N78])" office:value-type="float" office:value="1032246.66035208">
            <text:p>1,032,246.66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Impuestos ($)</text:p>
          </table:table-cell>
          <table:table-cell/>
          <table:table-cell table:style-name="ce9" table:formula="of:= 0.35 * [.C79]" office:value-type="float" office:value="294981.764991667">
            <text:p>294,981.76</text:p>
          </table:table-cell>
          <table:table-cell table:style-name="ce9" table:formula="of:= 0.35 * [.D79]" office:value-type="float" office:value="386212.531979167">
            <text:p>386,212.53</text:p>
          </table:table-cell>
          <table:table-cell table:style-name="ce9" table:formula="of:= 0.35 * [.E79]" office:value-type="float" office:value="448861.831410417">
            <text:p>448,861.83</text:p>
          </table:table-cell>
          <table:table-cell table:style-name="ce9" table:formula="of:= 0.35 * [.F79]" office:value-type="float" office:value="357943.988222917">
            <text:p>357,943.99</text:p>
          </table:table-cell>
          <table:table-cell table:style-name="ce9" table:formula="of:= 0.35 * [.G79]" office:value-type="float" office:value="394050.206797917">
            <text:p>394,050.21</text:p>
          </table:table-cell>
          <table:table-cell table:style-name="ce9" table:formula="of:= 0.35 * [.H79]" office:value-type="float" office:value="299861.246285417">
            <text:p>299,861.25</text:p>
          </table:table-cell>
          <table:table-cell table:style-name="ce9" table:formula="of:= 0.35 * [.I79]" office:value-type="float" office:value="443364.381235417">
            <text:p>443,364.38</text:p>
          </table:table-cell>
          <table:table-cell table:style-name="ce9" table:formula="of:= 0.35 * [.J79]" office:value-type="float" office:value="618113.262229167">
            <text:p>618,113.26</text:p>
          </table:table-cell>
          <table:table-cell table:style-name="ce9" table:formula="of:= 0.35 * [.K79]" office:value-type="float" office:value="697031.759097917">
            <text:p>697,031.76</text:p>
          </table:table-cell>
          <table:table-cell table:style-name="ce9" table:formula="of:= 0.35 * [.L79]" office:value-type="float" office:value="603396.552266667">
            <text:p>603,396.55</text:p>
          </table:table-cell>
          <table:table-cell table:style-name="ce9" table:formula="of:= 0.35 * [.M79]" office:value-type="float" office:value="457700.749411354">
            <text:p>457,700.75</text:p>
          </table:table-cell>
          <table:table-cell table:style-name="ce9" table:formula="of:= 0.35 * [.N79]" office:value-type="float" office:value="361286.331123229">
            <text:p>361,286.33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Egresos por impuestos a pagar ($)</text:p>
          </table:table-cell>
          <table:table-cell/>
          <table:table-cell table:style-name="ce9" table:formula="of:=[.N80] / 1.05" office:value-type="float" office:value="344082.220117361">
            <text:p>344,082.22</text:p>
          </table:table-cell>
          <table:table-cell table:style-name="ce9" table:formula="of:=[.C80]" office:value-type="float" office:value="294981.764991667">
            <text:p>294,981.76</text:p>
          </table:table-cell>
          <table:table-cell table:style-name="ce9" table:formula="of:=[.D80]" office:value-type="float" office:value="386212.531979167">
            <text:p>386,212.53</text:p>
          </table:table-cell>
          <table:table-cell table:style-name="ce9" table:formula="of:=[.E80]" office:value-type="float" office:value="448861.831410417">
            <text:p>448,861.83</text:p>
          </table:table-cell>
          <table:table-cell table:style-name="ce9" table:formula="of:=[.F80]" office:value-type="float" office:value="357943.988222917">
            <text:p>357,943.99</text:p>
          </table:table-cell>
          <table:table-cell table:style-name="ce9" table:formula="of:=[.G80]" office:value-type="float" office:value="394050.206797917">
            <text:p>394,050.21</text:p>
          </table:table-cell>
          <table:table-cell table:style-name="ce9" table:formula="of:=[.H80]" office:value-type="float" office:value="299861.246285417">
            <text:p>299,861.25</text:p>
          </table:table-cell>
          <table:table-cell table:style-name="ce9" table:formula="of:=[.I80]" office:value-type="float" office:value="443364.381235417">
            <text:p>443,364.38</text:p>
          </table:table-cell>
          <table:table-cell table:style-name="ce9" table:formula="of:=[.J80]" office:value-type="float" office:value="618113.262229167">
            <text:p>618,113.26</text:p>
          </table:table-cell>
          <table:table-cell table:style-name="ce9" table:formula="of:=[.K80]" office:value-type="float" office:value="697031.759097917">
            <text:p>697,031.76</text:p>
          </table:table-cell>
          <table:table-cell table:style-name="ce9" table:formula="of:=[.L80]" office:value-type="float" office:value="603396.552266667">
            <text:p>603,396.55</text:p>
          </table:table-cell>
          <table:table-cell table:style-name="ce9" table:formula="of:=[.M80]" office:value-type="float" office:value="457700.749411354">
            <text:p>457,700.75</text:p>
          </table:table-cell>
          <table:table-cell table:number-columns-repeated="1010"/>
        </table:table-row>
        <table:table-row table:style-name="ro4">
          <table:table-cell table:style-name="ce2" office:value-type="string" table:number-columns-spanned="17" table:number-rows-spanned="1">
            <text:p>Cash flow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3" office:value-type="string">
            <text:p>Ingresos por ventas ($)</text:p>
          </table:table-cell>
          <table:table-cell/>
          <table:table-cell table:style-name="ce9" table:formula="of:=[.C21]" office:value-type="float" office:value="2279042.0275">
            <text:p>2,279,042.03</text:p>
          </table:table-cell>
          <table:table-cell table:style-name="ce9" table:formula="of:=[.D21]" office:value-type="float" office:value="2405742.3425">
            <text:p>2,405,742.34</text:p>
          </table:table-cell>
          <table:table-cell table:style-name="ce9" table:formula="of:=[.E21]" office:value-type="float" office:value="2626041.81">
            <text:p>2,626,041.81</text:p>
          </table:table-cell>
          <table:table-cell table:style-name="ce9" table:formula="of:=[.F21]" office:value-type="float" office:value="2670555.125">
            <text:p>2,670,555.13</text:p>
          </table:table-cell>
          <table:table-cell table:style-name="ce9" table:formula="of:=[.G21]" office:value-type="float" office:value="2689155.1575">
            <text:p>2,689,155.16</text:p>
          </table:table-cell>
          <table:table-cell table:style-name="ce9" table:formula="of:=[.H21]" office:value-type="float" office:value="2631380.4825">
            <text:p>2,631,380.48</text:p>
          </table:table-cell>
          <table:table-cell table:style-name="ce9" table:formula="of:=[.I21]" office:value-type="float" office:value="2728987.9925">
            <text:p>2,728,987.99</text:p>
          </table:table-cell>
          <table:table-cell table:style-name="ce9" table:formula="of:=[.J21]" office:value-type="float" office:value="3192794.3075">
            <text:p>3,192,794.31</text:p>
          </table:table-cell>
          <table:table-cell table:style-name="ce9" table:formula="of:=[.K21]" office:value-type="float" office:value="3444955.1675">
            <text:p>3,444,955.17</text:p>
          </table:table-cell>
          <table:table-cell table:style-name="ce9" table:formula="of:=[.L21]" office:value-type="float" office:value="3301444.825">
            <text:p>3,301,444.83</text:p>
          </table:table-cell>
          <table:table-cell table:style-name="ce9" table:formula="of:=[.M21]" office:value-type="float" office:value="2908796.4325">
            <text:p>2,908,796.43</text:p>
          </table:table-cell>
          <table:table-cell table:style-name="ce9" table:formula="of:=[.N21]" office:value-type="float" office:value="2532139.68">
            <text:p>2,532,139.68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Egresos por compras ($)</text:p>
          </table:table-cell>
          <table:table-cell/>
          <table:table-cell table:style-name="ce9" table:formula="of:=[.C48]" office:value-type="float" office:value="798500">
            <text:p>798,500.00</text:p>
          </table:table-cell>
          <table:table-cell table:style-name="ce9" table:formula="of:=[.D48]" office:value-type="float" office:value="798500">
            <text:p>798,500.00</text:p>
          </table:table-cell>
          <table:table-cell table:style-name="ce9" table:formula="of:=[.E48]" office:value-type="float" office:value="798500">
            <text:p>798,500.00</text:p>
          </table:table-cell>
          <table:table-cell table:style-name="ce9" table:formula="of:=[.F48]" office:value-type="float" office:value="800700">
            <text:p>800,700.00</text:p>
          </table:table-cell>
          <table:table-cell table:style-name="ce9" table:formula="of:=[.G48]" office:value-type="float" office:value="820500">
            <text:p>820,500.00</text:p>
          </table:table-cell>
          <table:table-cell table:style-name="ce9" table:formula="of:=[.H48]" office:value-type="float" office:value="822450">
            <text:p>822,450.00</text:p>
          </table:table-cell>
          <table:table-cell table:style-name="ce9" table:formula="of:=[.I48]" office:value-type="float" office:value="840000">
            <text:p>840,000.00</text:p>
          </table:table-cell>
          <table:table-cell table:style-name="ce9" table:formula="of:=[.J48]" office:value-type="float" office:value="840000">
            <text:p>840,000.00</text:p>
          </table:table-cell>
          <table:table-cell table:style-name="ce9" table:formula="of:=[.K48]" office:value-type="float" office:value="838900">
            <text:p>838,900.00</text:p>
          </table:table-cell>
          <table:table-cell table:style-name="ce9" table:formula="of:=[.L48]" office:value-type="float" office:value="822050">
            <text:p>822,050.00</text:p>
          </table:table-cell>
          <table:table-cell table:style-name="ce9" table:formula="of:=[.M48]" office:value-type="float" office:value="759250">
            <text:p>759,250.00</text:p>
          </table:table-cell>
          <table:table-cell table:style-name="ce9" table:formula="of:=[.N48]" office:value-type="float" office:value="757000">
            <text:p>757,000.00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Egresos por remuneraciones ($)</text:p>
          </table:table-cell>
          <table:table-cell/>
          <table:table-cell table:style-name="ce9" table:formula="of:=[.C63]" office:value-type="float" office:value="135115.2">
            <text:p>135,115.20</text:p>
          </table:table-cell>
          <table:table-cell table:style-name="ce9" table:formula="of:=[.D63]" office:value-type="float" office:value="135115.2">
            <text:p>135,115.20</text:p>
          </table:table-cell>
          <table:table-cell table:style-name="ce9" table:formula="of:=[.E63]" office:value-type="float" office:value="135115.2">
            <text:p>135,115.20</text:p>
          </table:table-cell>
          <table:table-cell table:style-name="ce9" table:formula="of:=[.F63]" office:value-type="float" office:value="135115.2">
            <text:p>135,115.20</text:p>
          </table:table-cell>
          <table:table-cell table:style-name="ce9" table:formula="of:=[.G63]" office:value-type="float" office:value="135115.2">
            <text:p>135,115.20</text:p>
          </table:table-cell>
          <table:table-cell table:style-name="ce9" table:formula="of:=[.H63]" office:value-type="float" office:value="135115.2">
            <text:p>135,115.20</text:p>
          </table:table-cell>
          <table:table-cell table:style-name="ce9" table:formula="of:=[.I63]" office:value-type="float" office:value="135115.2">
            <text:p>135,115.20</text:p>
          </table:table-cell>
          <table:table-cell table:style-name="ce9" table:formula="of:=[.J63]" office:value-type="float" office:value="135115.2">
            <text:p>135,115.20</text:p>
          </table:table-cell>
          <table:table-cell table:style-name="ce9" table:formula="of:=[.K63]" office:value-type="float" office:value="135115.2">
            <text:p>135,115.20</text:p>
          </table:table-cell>
          <table:table-cell table:style-name="ce9" table:formula="of:=[.L63]" office:value-type="float" office:value="135115.2">
            <text:p>135,115.20</text:p>
          </table:table-cell>
          <table:table-cell table:style-name="ce9" table:formula="of:=[.M63]" office:value-type="float" office:value="135115.2">
            <text:p>135,115.20</text:p>
          </table:table-cell>
          <table:table-cell table:style-name="ce9" table:formula="of:=[.N63]" office:value-type="float" office:value="135115.2">
            <text:p>135,115.20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Egresos por otros gastos operativos ($)</text:p>
          </table:table-cell>
          <table:table-cell/>
          <table:table-cell table:style-name="ce9" table:formula="of:=[.C74]" office:value-type="float" office:value="503302.0905">
            <text:p>503,302.09</text:p>
          </table:table-cell>
          <table:table-cell table:style-name="ce9" table:formula="of:=[.D74]" office:value-type="float" office:value="505527.75625">
            <text:p>505,527.76</text:p>
          </table:table-cell>
          <table:table-cell table:style-name="ce9" table:formula="of:=[.E74]" office:value-type="float" office:value="506457.757875">
            <text:p>506,457.76</text:p>
          </table:table-cell>
          <table:table-cell table:style-name="ce9" table:formula="of:=[.F74]" office:value-type="float" office:value="673569.024125">
            <text:p>673,569.02</text:p>
          </table:table-cell>
          <table:table-cell table:style-name="ce9" table:formula="of:=[.G74]" office:value-type="float" office:value="678449.399625">
            <text:p>678,449.40</text:p>
          </table:table-cell>
          <table:table-cell table:style-name="ce9" table:formula="of:=[.H74]" office:value-type="float" office:value="701639.715375">
            <text:p>701,639.72</text:p>
          </table:table-cell>
          <table:table-cell table:style-name="ce9" table:formula="of:=[.I74]" office:value-type="float" office:value="714247.758375">
            <text:p>714,247.76</text:p>
          </table:table-cell>
          <table:table-cell table:style-name="ce9" table:formula="of:=[.J74]" office:value-type="float" office:value="707072.24125">
            <text:p>707,072.24</text:p>
          </table:table-cell>
          <table:table-cell table:style-name="ce9" table:formula="of:=[.K74]" office:value-type="float" office:value="497439.821625">
            <text:p>497,439.82</text:p>
          </table:table-cell>
          <table:table-cell table:style-name="ce9" table:formula="of:=[.L74]" office:value-type="float" office:value="478606.984">
            <text:p>478,606.98</text:p>
          </table:table-cell>
          <table:table-cell table:style-name="ce9" table:formula="of:=[.M74]" office:value-type="float" office:value="471649.70644375">
            <text:p>471,649.71</text:p>
          </table:table-cell>
          <table:table-cell table:style-name="ce9" table:formula="of:=[.N74]" office:value-type="float" office:value="478301.47298125">
            <text:p>478,301.47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Egresos por anticipos de impuestos ($)</text:p>
          </table:table-cell>
          <table:table-cell/>
          <table:table-cell table:style-name="ce9" table:formula="of:=[.C81]" office:value-type="float" office:value="344082.220117361">
            <text:p>344,082.22</text:p>
          </table:table-cell>
          <table:table-cell table:style-name="ce9" table:formula="of:=[.D81]" office:value-type="float" office:value="294981.764991667">
            <text:p>294,981.76</text:p>
          </table:table-cell>
          <table:table-cell table:style-name="ce9" table:formula="of:=[.E81]" office:value-type="float" office:value="386212.531979167">
            <text:p>386,212.53</text:p>
          </table:table-cell>
          <table:table-cell table:style-name="ce9" table:formula="of:=[.F81]" office:value-type="float" office:value="448861.831410417">
            <text:p>448,861.83</text:p>
          </table:table-cell>
          <table:table-cell table:style-name="ce9" table:formula="of:=[.G81]" office:value-type="float" office:value="357943.988222917">
            <text:p>357,943.99</text:p>
          </table:table-cell>
          <table:table-cell table:style-name="ce9" table:formula="of:=[.H81]" office:value-type="float" office:value="394050.206797917">
            <text:p>394,050.21</text:p>
          </table:table-cell>
          <table:table-cell table:style-name="ce9" table:formula="of:=[.I81]" office:value-type="float" office:value="299861.246285417">
            <text:p>299,861.25</text:p>
          </table:table-cell>
          <table:table-cell table:style-name="ce9" table:formula="of:=[.J81]" office:value-type="float" office:value="443364.381235417">
            <text:p>443,364.38</text:p>
          </table:table-cell>
          <table:table-cell table:style-name="ce9" table:formula="of:=[.K81]" office:value-type="float" office:value="618113.262229167">
            <text:p>618,113.26</text:p>
          </table:table-cell>
          <table:table-cell table:style-name="ce9" table:formula="of:=[.L81]" office:value-type="float" office:value="697031.759097917">
            <text:p>697,031.76</text:p>
          </table:table-cell>
          <table:table-cell table:style-name="ce9" table:formula="of:=[.M81]" office:value-type="float" office:value="603396.552266667">
            <text:p>603,396.55</text:p>
          </table:table-cell>
          <table:table-cell table:style-name="ce9" table:formula="of:=[.N81]" office:value-type="float" office:value="457700.749411354">
            <text:p>457,700.75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Saldo de caja ($)</text:p>
          </table:table-cell>
          <table:table-cell/>
          <table:table-cell table:style-name="ce9" table:formula="of:=[.C83]-SUM([.C84:.C87])" office:value-type="float" office:value="498042.516882639">
            <text:p>498,042.52</text:p>
          </table:table-cell>
          <table:table-cell table:style-name="ce9" table:formula="of:=[.D83]-SUM([.D84:.D87])" office:value-type="float" office:value="671617.621258334">
            <text:p>671,617.62</text:p>
          </table:table-cell>
          <table:table-cell table:style-name="ce9" table:formula="of:=[.E83]-SUM([.E84:.E87])" office:value-type="float" office:value="799756.320145833">
            <text:p>799,756.32</text:p>
          </table:table-cell>
          <table:table-cell table:style-name="ce9" table:formula="of:=[.F83]-SUM([.F84:.F87])" office:value-type="float" office:value="612309.069464583">
            <text:p>612,309.07</text:p>
          </table:table-cell>
          <table:table-cell table:style-name="ce9" table:formula="of:=[.G83]-SUM([.G84:.G87])" office:value-type="float" office:value="697146.569652083">
            <text:p>697,146.57</text:p>
          </table:table-cell>
          <table:table-cell table:style-name="ce9" table:formula="of:=[.H83]-SUM([.H84:.H87])" office:value-type="float" office:value="578125.360327083">
            <text:p>578,125.36</text:p>
          </table:table-cell>
          <table:table-cell table:style-name="ce9" table:formula="of:=[.I83]-SUM([.I84:.I87])" office:value-type="float" office:value="739763.787839584">
            <text:p>739,763.79</text:p>
          </table:table-cell>
          <table:table-cell table:style-name="ce9" table:formula="of:=[.J83]-SUM([.J84:.J87])" office:value-type="float" office:value="1067242.48501458">
            <text:p>1,067,242.49</text:p>
          </table:table-cell>
          <table:table-cell table:style-name="ce9" table:formula="of:=[.K83]-SUM([.K84:.K87])" office:value-type="float" office:value="1355386.88364583">
            <text:p>1,355,386.88</text:p>
          </table:table-cell>
          <table:table-cell table:style-name="ce9" table:formula="of:=[.L83]-SUM([.L84:.L87])" office:value-type="float" office:value="1168640.88190208">
            <text:p>1,168,640.88</text:p>
          </table:table-cell>
          <table:table-cell table:style-name="ce9" table:formula="of:=[.M83]-SUM([.M84:.M87])" office:value-type="float" office:value="939384.973789583">
            <text:p>939,384.97</text:p>
          </table:table-cell>
          <table:table-cell table:style-name="ce9" table:formula="of:=[.N83]-SUM([.N84:.N87])" office:value-type="float" office:value="704022.257607396">
            <text:p>704,022.26</text:p>
          </table:table-cell>
          <table:table-cell table:number-columns-repeated="1010"/>
        </table:table-row>
        <table:table-row table:style-name="ro4" table:number-rows-repeated="14">
          <table:table-cell table:number-columns-repeated="1024"/>
        </table:table-row>
        <table:table-row table:style-name="ro5" table:number-rows-repeated="10484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 </number:text>
      <number:number number:decimal-places="2" number:min-integer-digits="1" number:grouping="true"/>
      <number:text> </number:text>
    </number:number-style>
    <number:number-style style:name="N124P1" style:volatile="true">
      <number:text> $ (</number:text>
      <number:number number:decimal-places="2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 (</number:text>
      <number:number number:decimal-places="0" number:min-integer-digits="1" number:grouping="true"/>
      <number:text>)</number:text>
    </number:number-style>
    <number:number-style style:name="N134P2" style:volatile="true">
      <number:text> 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">
      <number:text> $ </number:text>
      <number:number number:decimal-places="2" number:min-integer-digits="1" number:grouping="true"/>
      <number:text> </number:text>
    </number:number-style>
    <number:number-style style:name="N122">
      <number:text> $ (</number:text>
      <number:number number:decimal-places="2" number:min-integer-digits="1" number:grouping="true"/>
      <number:text>)</number:text>
    </number:number-style>
    <number:number-style style:name="N123">
      <number:text> $ - </number:text>
    </number:number-style>
    <number:number-style style:name="N125">
      <number:text> $ </number:text>
      <number:number number:decimal-places="0" number:min-integer-digits="1" number:grouping="true"/>
      <number:text> </number:text>
    </number:number-style>
    <number:number-style style:name="N126">
      <number:text> $ (</number:text>
      <number:number number:decimal-places="0" number:min-integer-digits="1" number:grouping="true"/>
      <number:text>)</number:text>
    </number:number-style>
    <number:number-style style:name="N128">
      <number:number number:decimal-places="2" number:min-integer-digits="1" number:grouping="true"/>
      <number:text> </number:text>
    </number:number-style>
    <number:number-style style:name="N129">
      <number:text>  (</number:text>
      <number:number number:decimal-places="2" number:min-integer-digits="1" number:grouping="true"/>
      <number:text>)</number:text>
    </number:number-style>
    <number:number-style style:name="N130">
      <number:text>  - </number:text>
    </number:number-style>
    <number:number-style style:name="N132">
      <number:number number:decimal-places="0" number:min-integer-digits="1" number:grouping="true"/>
      <number:text> </number:text>
    </number:number-style>
    <number:number-style style:name="N133">
      <number:text>  (</number:text>
      <number:number number:decimal-places="0" number:min-integer-digits="1" number:grouping="true"/>
      <number:text>)</number:text>
    </number:number-style>
    <number:number-style style:name="N135">
      <number:number number:decimal-places="1" number:min-integer-digits="1" number:grouping="true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5b_0_5d_" style:display-name="Currency[0]" style:family="table-cell" style:parent-style-name="Default" style:data-style-name="N127"/>
    <style:style style:name="Comma" style:family="table-cell" style:parent-style-name="Default" style:data-style-name="N131"/>
    <style:style style:name="Comma_5b_0_5d_" style:display-name="Comma[0]" style:family="table-cell" style:parent-style-name="Default" style:data-style-name="N13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11-27T22:14:02</dc:date>
    <meta:print-date>1969-12-31T16:00:00</meta:print-date>
    <dc:creator>Andrés Arana</dc:creator>
    <meta:editing-duration>PT2H15M27S</meta:editing-duration>
    <meta:editing-cycles>11</meta:editing-cycles>
    <meta:generator>LibreOffice/3.5$Linux_x86 LibreOffice_project/350m1$Build-2</meta:generator>
    <meta:document-statistic meta:table-count="1" meta:cell-count="1063" meta:object-count="0"/>
  </office:meta>
</office:document-meta>
</file>